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5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19.44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12.4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92mm"/>
    </style:style>
    <style:style style:name="co10" style:family="table-column">
      <style:table-column-properties fo:break-before="auto" style:column-width="11.82mm"/>
    </style:style>
    <style:style style:name="co11" style:family="table-column">
      <style:table-column-properties fo:break-before="auto" style:column-width="13.65mm"/>
    </style:style>
    <style:style style:name="co12" style:family="table-column">
      <style:table-column-properties fo:break-before="auto" style:column-width="13.97mm"/>
    </style:style>
    <style:style style:name="co13" style:family="table-column">
      <style:table-column-properties fo:break-before="auto" style:column-width="16.12mm"/>
    </style:style>
    <style:style style:name="co14" style:family="table-column">
      <style:table-column-properties fo:break-before="auto" style:column-width="18.87mm"/>
    </style:style>
    <style:style style:name="co15" style:family="table-column">
      <style:table-column-properties fo:break-before="auto" style:column-width="15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 style:data-style-name="N11">
      <style:table-cell-properties fo:border="0.06pt solid #000000"/>
      <style:text-properties style:font-name="Arial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E X RED" table:style-name="ta1">
        <table:shapes>
          <draw:frame draw:z-index="0" draw:style-name="gr1" draw:text-style-name="P1" svg:width="179.6mm" svg:height="139.93mm" svg:x="350.96mm" svg:y="67.45mm">
            <draw:object draw:notify-on-update-of-ranges="'MAE X RED'.A25:'MAE X RED'.A32 'MAE X RED'.B24:'MAE X RED'.B24 'MAE X RED'.B25:'MAE X RED'.B32 'MAE X RED'.C24:'MAE X RED'.C24 'MAE X RED'.C25:'MAE X RED'.C32 'MAE X RED'.D24:'MAE X RED'.D24 'MAE X RED'.D25:'MAE X RED'.D32 'MAE X RED'.E24:'MAE X RED'.E24 'MAE X RED'.E25:'MAE X RED'.E32 'MAE X RED'.F24:'MAE X RED'.F24 'MAE X RED'.F25:'MAE X RED'.F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NAO_ESTUDOU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3478" calcext:value-type="float">
            <text:p>3478</text:p>
          </table:table-cell>
          <table:table-cell table:style-name="ce1" office:value-type="float" office:value="12189" calcext:value-type="float">
            <text:p>12189</text:p>
          </table:table-cell>
          <table:table-cell office:value-type="float" office:value="16214" calcext:value-type="float">
            <text:p>16214</text:p>
          </table:table-cell>
          <table:table-cell table:style-name="ce1" office:value-type="float" office:value="16364" calcext:value-type="float">
            <text:p>16364</text:p>
          </table:table-cell>
          <table:table-cell table:style-name="ce1" office:value-type="float" office:value="6906" calcext:value-type="float">
            <text:p>6906</text:p>
          </table:table-cell>
          <table:table-cell table:style-name="ce1" office:value-type="float" office:value="2206" calcext:value-type="float">
            <text:p>2206</text:p>
          </table:table-cell>
          <table:table-cell table:style-name="ce1" office:value-type="float" office:value="3997" calcext:value-type="float">
            <text:p>3997</text:p>
          </table:table-cell>
          <table:table-cell table:style-name="ce1" table:formula="of:=SUM([.B3:.K3])" office:value-type="float" office:value="62714" calcext:value-type="float">
            <text:p>62714</text:p>
          </table:table-cell>
        </table:table-row>
        <table:table-row table:style-name="ro2">
          <table:table-cell office:value-type="string" calcext:value-type="string">
            <text:p>PRIMARIO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505" calcext:value-type="float">
            <text:p>2505</text:p>
          </table:table-cell>
          <table:table-cell table:style-name="ce1" office:value-type="float" office:value="12026" calcext:value-type="float">
            <text:p>12026</text:p>
          </table:table-cell>
          <table:table-cell table:style-name="ce1" office:value-type="float" office:value="33933" calcext:value-type="float">
            <text:p>33933</text:p>
          </table:table-cell>
          <table:table-cell table:style-name="ce1" office:value-type="float" office:value="98058" calcext:value-type="float">
            <text:p>98058</text:p>
          </table:table-cell>
          <table:table-cell office:value-type="float" office:value="111687" calcext:value-type="float">
            <text:p>111687</text:p>
          </table:table-cell>
          <table:table-cell table:style-name="ce1" office:value-type="float" office:value="90790" calcext:value-type="float">
            <text:p>90790</text:p>
          </table:table-cell>
          <table:table-cell table:style-name="ce1" office:value-type="float" office:value="29889" calcext:value-type="float">
            <text:p>29889</text:p>
          </table:table-cell>
          <table:table-cell table:style-name="ce1" office:value-type="float" office:value="7493" calcext:value-type="float">
            <text:p>7493</text:p>
          </table:table-cell>
          <table:table-cell table:style-name="ce1" office:value-type="float" office:value="15709" calcext:value-type="float">
            <text:p>15709</text:p>
          </table:table-cell>
          <table:table-cell table:style-name="ce1" table:formula="of:=SUM([.B4:.K4])" office:value-type="float" office:value="402691" calcext:value-type="float">
            <text:p>402691</text:p>
          </table:table-cell>
        </table:table-row>
        <table:table-row table:style-name="ro2">
          <table:table-cell office:value-type="string" calcext:value-type="string">
            <text:p>GINASIO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3284" calcext:value-type="float">
            <text:p>3284</text:p>
          </table:table-cell>
          <table:table-cell table:style-name="ce1" office:value-type="float" office:value="14704" calcext:value-type="float">
            <text:p>14704</text:p>
          </table:table-cell>
          <table:table-cell table:style-name="ce1" office:value-type="float" office:value="39220" calcext:value-type="float">
            <text:p>39220</text:p>
          </table:table-cell>
          <table:table-cell table:style-name="ce1" office:value-type="float" office:value="103201" calcext:value-type="float">
            <text:p>103201</text:p>
          </table:table-cell>
          <table:table-cell office:value-type="float" office:value="109926" calcext:value-type="float">
            <text:p>109926</text:p>
          </table:table-cell>
          <table:table-cell table:style-name="ce1" office:value-type="float" office:value="81692" calcext:value-type="float">
            <text:p>81692</text:p>
          </table:table-cell>
          <table:table-cell table:style-name="ce1" office:value-type="float" office:value="23666" calcext:value-type="float">
            <text:p>23666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11705" calcext:value-type="float">
            <text:p>11705</text:p>
          </table:table-cell>
          <table:table-cell table:style-name="ce1" table:formula="of:=SUM([.B5:.K5])" office:value-type="float" office:value="393378" calcext:value-type="float">
            <text:p>393378</text:p>
          </table:table-cell>
        </table:table-row>
        <table:table-row table:style-name="ro2">
          <table:table-cell office:value-type="string" calcext:value-type="string">
            <text:p>MEDIO_INC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2061" calcext:value-type="float">
            <text:p>2061</text:p>
          </table:table-cell>
          <table:table-cell table:style-name="ce1" office:value-type="float" office:value="8439" calcext:value-type="float">
            <text:p>8439</text:p>
          </table:table-cell>
          <table:table-cell table:style-name="ce1" office:value-type="float" office:value="19680" calcext:value-type="float">
            <text:p>19680</text:p>
          </table:table-cell>
          <table:table-cell table:style-name="ce1" office:value-type="float" office:value="44725" calcext:value-type="float">
            <text:p>44725</text:p>
          </table:table-cell>
          <table:table-cell office:value-type="float" office:value="43172" calcext:value-type="float">
            <text:p>43172</text:p>
          </table:table-cell>
          <table:table-cell table:style-name="ce1" office:value-type="float" office:value="28503" calcext:value-type="float">
            <text:p>28503</text:p>
          </table:table-cell>
          <table:table-cell table:style-name="ce1" office:value-type="float" office:value="7445" calcext:value-type="float">
            <text:p>7445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3458" calcext:value-type="float">
            <text:p>3458</text:p>
          </table:table-cell>
          <table:table-cell table:style-name="ce1" table:formula="of:=SUM([.B6:.K6])" office:value-type="float" office:value="159541" calcext:value-type="float">
            <text:p>159541</text:p>
          </table:table-cell>
        </table:table-row>
        <table:table-row table:style-name="ro2">
          <table:table-cell office:value-type="string" calcext:value-type="string">
            <text:p>MEDIO_COMP</text:p>
          </table:table-cell>
          <table:table-cell table:style-name="ce1" office:value-type="float" office:value="3574" calcext:value-type="float">
            <text:p>3574</text:p>
          </table:table-cell>
          <table:table-cell table:style-name="ce1" office:value-type="float" office:value="11049" calcext:value-type="float">
            <text:p>11049</text:p>
          </table:table-cell>
          <table:table-cell table:style-name="ce1" office:value-type="float" office:value="39414" calcext:value-type="float">
            <text:p>39414</text:p>
          </table:table-cell>
          <table:table-cell table:style-name="ce1" office:value-type="float" office:value="81914" calcext:value-type="float">
            <text:p>81914</text:p>
          </table:table-cell>
          <table:table-cell table:style-name="ce1" office:value-type="float" office:value="170022" calcext:value-type="float">
            <text:p>170022</text:p>
          </table:table-cell>
          <table:table-cell office:value-type="float" office:value="149959" calcext:value-type="float">
            <text:p>149959</text:p>
          </table:table-cell>
          <table:table-cell table:style-name="ce1" office:value-type="float" office:value="91000" calcext:value-type="float">
            <text:p>91000</text:p>
          </table:table-cell>
          <table:table-cell table:style-name="ce1" office:value-type="float" office:value="21473" calcext:value-type="float">
            <text:p>21473</text:p>
          </table:table-cell>
          <table:table-cell table:style-name="ce1" office:value-type="float" office:value="3641" calcext:value-type="float">
            <text:p>3641</text:p>
          </table:table-cell>
          <table:table-cell table:style-name="ce1" office:value-type="float" office:value="9957" calcext:value-type="float">
            <text:p>9957</text:p>
          </table:table-cell>
          <table:table-cell table:style-name="ce1" table:formula="of:=SUM([.B7:.K7])" office:value-type="float" office:value="582003" calcext:value-type="float">
            <text:p>582003</text:p>
          </table:table-cell>
        </table:table-row>
        <table:table-row table:style-name="ro2">
          <table:table-cell office:value-type="string" calcext:value-type="string">
            <text:p>SUPERIOR_INC</text:p>
          </table:table-cell>
          <table:table-cell table:style-name="ce1" office:value-type="float" office:value="1178" calcext:value-type="float">
            <text:p>1178</text:p>
          </table:table-cell>
          <table:table-cell table:style-name="ce1" office:value-type="float" office:value="3081" calcext:value-type="float">
            <text:p>3081</text:p>
          </table:table-cell>
          <table:table-cell table:style-name="ce1" office:value-type="float" office:value="9389" calcext:value-type="float">
            <text:p>9389</text:p>
          </table:table-cell>
          <table:table-cell table:style-name="ce1" office:value-type="float" office:value="16997" calcext:value-type="float">
            <text:p>16997</text:p>
          </table:table-cell>
          <table:table-cell table:style-name="ce1" office:value-type="float" office:value="30346" calcext:value-type="float">
            <text:p>30346</text:p>
          </table:table-cell>
          <table:table-cell office:value-type="float" office:value="23873" calcext:value-type="float">
            <text:p>23873</text:p>
          </table:table-cell>
          <table:table-cell table:style-name="ce1" office:value-type="float" office:value="13066" calcext:value-type="float">
            <text:p>13066</text:p>
          </table:table-cell>
          <table:table-cell table:style-name="ce1" office:value-type="float" office:value="2713" calcext:value-type="float">
            <text:p>2713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1278" calcext:value-type="float">
            <text:p>1278</text:p>
          </table:table-cell>
          <table:table-cell table:style-name="ce1" table:formula="of:=SUM([.B8:.K8])" office:value-type="float" office:value="102373" calcext:value-type="float">
            <text:p>102373</text:p>
          </table:table-cell>
        </table:table-row>
        <table:table-row table:style-name="ro2">
          <table:table-cell office:value-type="string" calcext:value-type="string">
            <text:p>SUPERIOR_COMP</text:p>
          </table:table-cell>
          <table:table-cell table:style-name="ce1" office:value-type="float" office:value="4769" calcext:value-type="float">
            <text:p>4769</text:p>
          </table:table-cell>
          <table:table-cell table:style-name="ce1" office:value-type="float" office:value="11590" calcext:value-type="float">
            <text:p>11590</text:p>
          </table:table-cell>
          <table:table-cell table:style-name="ce1" office:value-type="float" office:value="31052" calcext:value-type="float">
            <text:p>31052</text:p>
          </table:table-cell>
          <table:table-cell table:style-name="ce1" office:value-type="float" office:value="48903" calcext:value-type="float">
            <text:p>48903</text:p>
          </table:table-cell>
          <table:table-cell table:style-name="ce1" office:value-type="float" office:value="77198" calcext:value-type="float">
            <text:p>77198</text:p>
          </table:table-cell>
          <table:table-cell office:value-type="float" office:value="54702" calcext:value-type="float">
            <text:p>54702</text:p>
          </table:table-cell>
          <table:table-cell table:style-name="ce1" office:value-type="float" office:value="27843" calcext:value-type="float">
            <text:p>27843</text:p>
          </table:table-cell>
          <table:table-cell table:style-name="ce1" office:value-type="float" office:value="5719" calcext:value-type="float">
            <text:p>5719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2686" calcext:value-type="float">
            <text:p>2686</text:p>
          </table:table-cell>
          <table:table-cell table:style-name="ce1" table:formula="of:=SUM([.B9:.K9])" office:value-type="float" office:value="265332" calcext:value-type="float">
            <text:p>265332</text:p>
          </table:table-cell>
        </table:table-row>
        <table:table-row table:style-name="ro2">
          <table:table-cell office:value-type="string" calcext:value-type="string">
            <text:p>POS_GRADUCAO</text:p>
          </table:table-cell>
          <table:table-cell table:style-name="ce1" office:value-type="float" office:value="3832" calcext:value-type="float">
            <text:p>3832</text:p>
          </table:table-cell>
          <table:table-cell table:style-name="ce1" office:value-type="float" office:value="8915" calcext:value-type="float">
            <text:p>8915</text:p>
          </table:table-cell>
          <table:table-cell table:style-name="ce1" office:value-type="float" office:value="22312" calcext:value-type="float">
            <text:p>22312</text:p>
          </table:table-cell>
          <table:table-cell table:style-name="ce1" office:value-type="float" office:value="32430" calcext:value-type="float">
            <text:p>32430</text:p>
          </table:table-cell>
          <table:table-cell table:style-name="ce1" office:value-type="float" office:value="47278" calcext:value-type="float">
            <text:p>47278</text:p>
          </table:table-cell>
          <table:table-cell office:value-type="float" office:value="31448" calcext:value-type="float">
            <text:p>31448</text:p>
          </table:table-cell>
          <table:table-cell table:style-name="ce1" office:value-type="float" office:value="15213" calcext:value-type="float">
            <text:p>15213</text:p>
          </table:table-cell>
          <table:table-cell table:style-name="ce1" office:value-type="float" office:value="2906" calcext:value-type="float">
            <text:p>2906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table:formula="of:=SUM([.B10:.K10])" office:value-type="float" office:value="166222" calcext:value-type="float">
            <text:p>166222</text:p>
          </table:table-cell>
        </table:table-row>
        <table:table-row table:style-name="ro2">
          <table:table-cell office:value-type="string" calcext:value-type="string">
            <text:p>NAO_SABE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2276" calcext:value-type="float">
            <text:p>2276</text:p>
          </table:table-cell>
          <table:table-cell table:style-name="ce1" office:value-type="float" office:value="6385" calcext:value-type="float">
            <text:p>6385</text:p>
          </table:table-cell>
          <table:table-cell table:style-name="ce1" office:value-type="float" office:value="19107" calcext:value-type="float">
            <text:p>19107</text:p>
          </table:table-cell>
          <table:table-cell office:value-type="float" office:value="23558" calcext:value-type="float">
            <text:p>23558</text:p>
          </table:table-cell>
          <table:table-cell table:style-name="ce1" office:value-type="float" office:value="20261" calcext:value-type="float">
            <text:p>20261</text:p>
          </table:table-cell>
          <table:table-cell table:style-name="ce1" office:value-type="float" office:value="7212" calcext:value-type="float">
            <text:p>7212</text:p>
          </table:table-cell>
          <table:table-cell table:style-name="ce1" office:value-type="float" office:value="1824" calcext:value-type="float">
            <text:p>1824</text:p>
          </table:table-cell>
          <table:table-cell table:style-name="ce1" office:value-type="float" office:value="4375" calcext:value-type="float">
            <text:p>4375</text:p>
          </table:table-cell>
          <table:table-cell table:style-name="ce1" table:formula="of:=SUM([.B11:.K11])" office:value-type="float" office:value="85626" calcext:value-type="float">
            <text:p>85626</text:p>
          </table:table-cell>
        </table:table-row>
        <table:table-row table:style-name="ro2">
          <table:table-cell table:style-name="ce3" table:number-columns-repeated="12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NAO_ESTUDOU</text:p>
          </table:table-cell>
          <table:table-cell office:value-type="percentage" office:value="0.000589979908792295" calcext:value-type="percentage">
            <text:p>0%</text:p>
          </table:table-cell>
          <table:table-cell office:value-type="percentage" office:value="0.00339637082629078" calcext:value-type="percentage">
            <text:p>0%</text:p>
          </table:table-cell>
          <table:table-cell office:value-type="percentage" office:value="0.0176993972637689" calcext:value-type="percentage">
            <text:p>2%</text:p>
          </table:table-cell>
          <table:table-cell office:value-type="percentage" office:value="0.0554581114264757" calcext:value-type="percentage">
            <text:p>6%</text:p>
          </table:table-cell>
          <table:table-cell office:value-type="percentage" office:value="0.19435851643971" calcext:value-type="percentage">
            <text:p>19%</text:p>
          </table:table-cell>
          <table:table-cell table:style-name="ce5" office:value-type="percentage" office:value="0.258538763274548" calcext:value-type="percentage">
            <text:p>26%</text:p>
          </table:table-cell>
          <table:table-cell table:style-name="ce5" office:value-type="percentage" office:value="0.260930573715598" calcext:value-type="percentage">
            <text:p>26%</text:p>
          </table:table-cell>
          <table:table-cell table:style-name="ce5" office:value-type="percentage" office:value="0.110118952705935" calcext:value-type="percentage">
            <text:p>11%</text:p>
          </table:table-cell>
          <table:table-cell table:style-name="ce5" office:value-type="percentage" office:value="0.0351755588863731" calcext:value-type="percentage">
            <text:p>4%</text:p>
          </table:table-cell>
          <table:table-cell table:style-name="ce5" office:value-type="percentage" office:value="0.0637337755525082" calcext:value-type="percentage">
            <text:p>6%</text:p>
          </table:table-cell>
          <table:table-cell table:style-name="ce6" table:formula="of:=SUM([.B14:.K14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RIMARIO</text:p>
          </table:table-cell>
          <table:table-cell office:value-type="percentage" office:value="0.001492459478856" calcext:value-type="percentage">
            <text:p>0%</text:p>
          </table:table-cell>
          <table:table-cell office:value-type="percentage" office:value="0.00622065057326834" calcext:value-type="percentage">
            <text:p>1%</text:p>
          </table:table-cell>
          <table:table-cell office:value-type="percentage" office:value="0.0298640893389721" calcext:value-type="percentage">
            <text:p>3%</text:p>
          </table:table-cell>
          <table:table-cell office:value-type="percentage" office:value="0.0842656031547763" calcext:value-type="percentage">
            <text:p>8%</text:p>
          </table:table-cell>
          <table:table-cell office:value-type="percentage" office:value="0.24350680794952" calcext:value-type="percentage">
            <text:p>24%</text:p>
          </table:table-cell>
          <table:table-cell table:style-name="ce5" office:value-type="percentage" office:value="0.277351616996655" calcext:value-type="percentage">
            <text:p>28%</text:p>
          </table:table-cell>
          <table:table-cell table:style-name="ce5" office:value-type="percentage" office:value="0.225458229759294" calcext:value-type="percentage">
            <text:p>23%</text:p>
          </table:table-cell>
          <table:table-cell table:style-name="ce5" office:value-type="percentage" office:value="0.0742231636664341" calcext:value-type="percentage">
            <text:p>7%</text:p>
          </table:table-cell>
          <table:table-cell table:style-name="ce5" office:value-type="percentage" office:value="0.0186073192596805" calcext:value-type="percentage">
            <text:p>2%</text:p>
          </table:table-cell>
          <table:table-cell table:style-name="ce5" office:value-type="percentage" office:value="0.0390100598225438" calcext:value-type="percentage">
            <text:p>4%</text:p>
          </table:table-cell>
          <table:table-cell table:style-name="ce6" table:formula="of:=SUM([.B15:.K15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GINASIO</text:p>
          </table:table-cell>
          <table:table-cell office:value-type="percentage" office:value="0.00223703409951751" calcext:value-type="percentage">
            <text:p>0%</text:p>
          </table:table-cell>
          <table:table-cell office:value-type="percentage" office:value="0.00834820452592672" calcext:value-type="percentage">
            <text:p>1%</text:p>
          </table:table-cell>
          <table:table-cell office:value-type="percentage" office:value="0.0373788061355744" calcext:value-type="percentage">
            <text:p>4%</text:p>
          </table:table-cell>
          <table:table-cell office:value-type="percentage" office:value="0.0997005424807691" calcext:value-type="percentage">
            <text:p>10%</text:p>
          </table:table-cell>
          <table:table-cell office:value-type="percentage" office:value="0.262345631936712" calcext:value-type="percentage">
            <text:p>26%</text:p>
          </table:table-cell>
          <table:table-cell table:style-name="ce5" office:value-type="percentage" office:value="0.279441148208593" calcext:value-type="percentage">
            <text:p>28%</text:p>
          </table:table-cell>
          <table:table-cell table:style-name="ce5" office:value-type="percentage" office:value="0.207667942792937" calcext:value-type="percentage">
            <text:p>21%</text:p>
          </table:table-cell>
          <table:table-cell table:style-name="ce5" office:value-type="percentage" office:value="0.0601609647717971" calcext:value-type="percentage">
            <text:p>6%</text:p>
          </table:table-cell>
          <table:table-cell table:style-name="ce5" office:value-type="percentage" office:value="0.0129646294403856" calcext:value-type="percentage">
            <text:p>1%</text:p>
          </table:table-cell>
          <table:table-cell table:style-name="ce5" office:value-type="percentage" office:value="0.0297550956077869" calcext:value-type="percentage">
            <text:p>3%</text:p>
          </table:table-cell>
          <table:table-cell table:style-name="ce6" table:formula="of:=SUM([.B16:.K16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EDIO_INC</text:p>
          </table:table-cell>
          <table:table-cell office:value-type="percentage" office:value="0.00410552773268314" calcext:value-type="percentage">
            <text:p>0%</text:p>
          </table:table-cell>
          <table:table-cell office:value-type="percentage" office:value="0.0129183094000915" calcext:value-type="percentage">
            <text:p>1%</text:p>
          </table:table-cell>
          <table:table-cell office:value-type="percentage" office:value="0.0528954939482641" calcext:value-type="percentage">
            <text:p>5%</text:p>
          </table:table-cell>
          <table:table-cell office:value-type="percentage" office:value="0.123353871418632" calcext:value-type="percentage">
            <text:p>12%</text:p>
          </table:table-cell>
          <table:table-cell office:value-type="percentage" office:value="0.280335462357638" calcext:value-type="percentage">
            <text:p>28%</text:p>
          </table:table-cell>
          <table:table-cell table:style-name="ce5" office:value-type="percentage" office:value="0.270601287443353" calcext:value-type="percentage">
            <text:p>27%</text:p>
          </table:table-cell>
          <table:table-cell table:style-name="ce5" office:value-type="percentage" office:value="0.178656270175065" calcext:value-type="percentage">
            <text:p>18%</text:p>
          </table:table-cell>
          <table:table-cell table:style-name="ce5" office:value-type="percentage" office:value="0.0466651205646197" calcext:value-type="percentage">
            <text:p>5%</text:p>
          </table:table-cell>
          <table:table-cell table:style-name="ce5" office:value-type="percentage" office:value="0.00879397772359456" calcext:value-type="percentage">
            <text:p>1%</text:p>
          </table:table-cell>
          <table:table-cell table:style-name="ce5" office:value-type="percentage" office:value="0.0216746792360584" calcext:value-type="percentage">
            <text:p>2%</text:p>
          </table:table-cell>
          <table:table-cell table:style-name="ce6" table:formula="of:=SUM([.B17:.K17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EDIO_COMP</text:p>
          </table:table-cell>
          <table:table-cell office:value-type="percentage" office:value="0.00614086181686349" calcext:value-type="percentage">
            <text:p>1%</text:p>
          </table:table-cell>
          <table:table-cell office:value-type="percentage" office:value="0.0189844382245452" calcext:value-type="percentage">
            <text:p>2%</text:p>
          </table:table-cell>
          <table:table-cell office:value-type="percentage" office:value="0.067721300405668" calcext:value-type="percentage">
            <text:p>7%</text:p>
          </table:table-cell>
          <table:table-cell office:value-type="percentage" office:value="0.140744978977772" calcext:value-type="percentage">
            <text:p>14%</text:p>
          </table:table-cell>
          <table:table-cell office:value-type="percentage" office:value="0.292132514780852" calcext:value-type="percentage">
            <text:p>29%</text:p>
          </table:table-cell>
          <table:table-cell table:style-name="ce5" office:value-type="percentage" office:value="0.257660183882214" calcext:value-type="percentage">
            <text:p>26%</text:p>
          </table:table-cell>
          <table:table-cell table:style-name="ce5" office:value-type="percentage" office:value="0.156356582354386" calcext:value-type="percentage">
            <text:p>16%</text:p>
          </table:table-cell>
          <table:table-cell table:style-name="ce5" office:value-type="percentage" office:value="0.0368949988230301" calcext:value-type="percentage">
            <text:p>4%</text:p>
          </table:table-cell>
          <table:table-cell table:style-name="ce5" office:value-type="percentage" office:value="0.00625598149837716" calcext:value-type="percentage">
            <text:p>1%</text:p>
          </table:table-cell>
          <table:table-cell table:style-name="ce5" office:value-type="percentage" office:value="0.0171081592362926" calcext:value-type="percentage">
            <text:p>2%</text:p>
          </table:table-cell>
          <table:table-cell table:style-name="ce6" table:formula="of:=SUM([.B18:.K18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UPERIOR_INC</text:p>
          </table:table-cell>
          <table:table-cell office:value-type="percentage" office:value="0.0115069403065261" calcext:value-type="percentage">
            <text:p>1%</text:p>
          </table:table-cell>
          <table:table-cell office:value-type="percentage" office:value="0.0300958260478837" calcext:value-type="percentage">
            <text:p>3%</text:p>
          </table:table-cell>
          <table:table-cell office:value-type="percentage" office:value="0.0917136354312172" calcext:value-type="percentage">
            <text:p>9%</text:p>
          </table:table-cell>
          <table:table-cell office:value-type="percentage" office:value="0.166030105594249" calcext:value-type="percentage">
            <text:p>17%</text:p>
          </table:table-cell>
          <table:table-cell office:value-type="percentage" office:value="0.296425815400545" calcext:value-type="percentage">
            <text:p>30%</text:p>
          </table:table-cell>
          <table:table-cell table:style-name="ce5" office:value-type="percentage" office:value="0.23319625291825" calcext:value-type="percentage">
            <text:p>23%</text:p>
          </table:table-cell>
          <table:table-cell table:style-name="ce5" office:value-type="percentage" office:value="0.127631309036562" calcext:value-type="percentage">
            <text:p>13%</text:p>
          </table:table-cell>
          <table:table-cell table:style-name="ce5" office:value-type="percentage" office:value="0.0265011282271693" calcext:value-type="percentage">
            <text:p>3%</text:p>
          </table:table-cell>
          <table:table-cell table:style-name="ce5" office:value-type="percentage" office:value="0.00441522667109492" calcext:value-type="percentage">
            <text:p>0%</text:p>
          </table:table-cell>
          <table:table-cell table:style-name="ce5" office:value-type="percentage" office:value="0.0124837603665029" calcext:value-type="percentage">
            <text:p>1%</text:p>
          </table:table-cell>
          <table:table-cell table:style-name="ce6" table:formula="of:=SUM([.B19:.K19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UPERIOR_COMP</text:p>
          </table:table-cell>
          <table:table-cell office:value-type="percentage" office:value="0.017973708410595" calcext:value-type="percentage">
            <text:p>2%</text:p>
          </table:table-cell>
          <table:table-cell office:value-type="percentage" office:value="0.0436811240257489" calcext:value-type="percentage">
            <text:p>4%</text:p>
          </table:table-cell>
          <table:table-cell office:value-type="percentage" office:value="0.117030738847934" calcext:value-type="percentage">
            <text:p>12%</text:p>
          </table:table-cell>
          <table:table-cell office:value-type="percentage" office:value="0.184308715119171" calcext:value-type="percentage">
            <text:p>18%</text:p>
          </table:table-cell>
          <table:table-cell office:value-type="percentage" office:value="0.290948698234664" calcext:value-type="percentage">
            <text:p>29%</text:p>
          </table:table-cell>
          <table:table-cell table:style-name="ce5" office:value-type="percentage" office:value="0.206164352584686" calcext:value-type="percentage">
            <text:p>21%</text:p>
          </table:table-cell>
          <table:table-cell table:style-name="ce5" office:value-type="percentage" office:value="0.10493645696712" calcext:value-type="percentage">
            <text:p>10%</text:p>
          </table:table-cell>
          <table:table-cell table:style-name="ce5" office:value-type="percentage" office:value="0.0215541284127056" calcext:value-type="percentage">
            <text:p>2%</text:p>
          </table:table-cell>
          <table:table-cell table:style-name="ce5" office:value-type="percentage" office:value="0.00327891094930125" calcext:value-type="percentage">
            <text:p>0%</text:p>
          </table:table-cell>
          <table:table-cell table:style-name="ce5" office:value-type="percentage" office:value="0.0101231664480726" calcext:value-type="percentage">
            <text:p>1%</text:p>
          </table:table-cell>
          <table:table-cell table:style-name="ce6" table:formula="of:=SUM([.B20:.K20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OS_GRADUCAO</text:p>
          </table:table-cell>
          <table:table-cell office:value-type="percentage" office:value="0.0230535067560251" calcext:value-type="percentage">
            <text:p>2%</text:p>
          </table:table-cell>
          <table:table-cell office:value-type="percentage" office:value="0.0536330930923704" calcext:value-type="percentage">
            <text:p>5%</text:p>
          </table:table-cell>
          <table:table-cell office:value-type="percentage" office:value="0.134230125976104" calcext:value-type="percentage">
            <text:p>13%</text:p>
          </table:table-cell>
          <table:table-cell office:value-type="percentage" office:value="0.195100528209262" calcext:value-type="percentage">
            <text:p>20%</text:p>
          </table:table-cell>
          <table:table-cell office:value-type="percentage" office:value="0.284426850838036" calcext:value-type="percentage">
            <text:p>28%</text:p>
          </table:table-cell>
          <table:table-cell table:style-name="ce5" office:value-type="percentage" office:value="0.18919276630049" calcext:value-type="percentage">
            <text:p>19%</text:p>
          </table:table-cell>
          <table:table-cell table:style-name="ce5" office:value-type="percentage" office:value="0.0915221811793866" calcext:value-type="percentage">
            <text:p>9%</text:p>
          </table:table-cell>
          <table:table-cell table:style-name="ce5" office:value-type="percentage" office:value="0.0174826436933739" calcext:value-type="percentage">
            <text:p>2%</text:p>
          </table:table-cell>
          <table:table-cell table:style-name="ce5" office:value-type="percentage" office:value="0.00255080554920528" calcext:value-type="percentage">
            <text:p>0%</text:p>
          </table:table-cell>
          <table:table-cell table:style-name="ce5" office:value-type="percentage" office:value="0.00880749840574653" calcext:value-type="percentage">
            <text:p>1%</text:p>
          </table:table-cell>
          <table:table-cell table:style-name="ce6" table:formula="of:=SUM([.B21:.K21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NAO_SABE</text:p>
          </table:table-cell>
          <table:table-cell office:value-type="percentage" office:value="0.00169341087987294" calcext:value-type="percentage">
            <text:p>0%</text:p>
          </table:table-cell>
          <table:table-cell office:value-type="percentage" office:value="0.00564081003433537" calcext:value-type="percentage">
            <text:p>1%</text:p>
          </table:table-cell>
          <table:table-cell office:value-type="percentage" office:value="0.0265807114661435" calcext:value-type="percentage">
            <text:p>3%</text:p>
          </table:table-cell>
          <table:table-cell office:value-type="percentage" office:value="0.0745684721930255" calcext:value-type="percentage">
            <text:p>7%</text:p>
          </table:table-cell>
          <table:table-cell office:value-type="percentage" office:value="0.22314483918436" calcext:value-type="percentage">
            <text:p>22%</text:p>
          </table:table-cell>
          <table:table-cell table:style-name="ce5" office:value-type="percentage" office:value="0.275126713848597" calcext:value-type="percentage">
            <text:p>28%</text:p>
          </table:table-cell>
          <table:table-cell table:style-name="ce5" office:value-type="percentage" office:value="0.236622054049004" calcext:value-type="percentage">
            <text:p>24%</text:p>
          </table:table-cell>
          <table:table-cell table:style-name="ce5" office:value-type="percentage" office:value="0.0842267535561629" calcext:value-type="percentage">
            <text:p>8%</text:p>
          </table:table-cell>
          <table:table-cell table:style-name="ce5" office:value-type="percentage" office:value="0.0213019409992292" calcext:value-type="percentage">
            <text:p>2%</text:p>
          </table:table-cell>
          <table:table-cell table:style-name="ce5" office:value-type="percentage" office:value="0.0510942937892696" calcext:value-type="percentage">
            <text:p>5%</text:p>
          </table:table-cell>
          <table:table-cell table:style-name="ce6" table:formula="of:=SUM([.B22:.K22])" office:value-type="percentage" office:value="1" calcext:value-type="percentage">
            <text:p>100,00%</text:p>
          </table:table-cell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>
            <text:p>Acima de 800</text:p>
          </table:table-cell>
          <table:table-cell table:style-name="ce4" office:value-type="string" calcext:value-type="string">
            <text:p>De 600 a 800</text:p>
          </table:table-cell>
          <table:table-cell table:style-name="ce4" office:value-type="string" calcext:value-type="string">
            <text:p>De 400 à 600</text:p>
          </table:table-cell>
          <table:table-cell table:style-name="ce4" office:value-type="string" calcext:value-type="string">
            <text:p>De 200 à 400</text:p>
          </table:table-cell>
          <table:table-cell table:style-name="ce4" office:value-type="string" calcext:value-type="string">
            <text:p>De 0 à 200</text:p>
          </table:table-cell>
          <table:table-cell table:style-name="ce4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O_ESTUDOU</text:p>
          </table:table-cell>
          <table:table-cell table:formula="of:=SUM([.B14];[.C14])" office:value-type="percentage" office:value="0.00398635073508308" calcext:value-type="percentage">
            <text:p>0%</text:p>
          </table:table-cell>
          <table:table-cell table:formula="of:=SUM([.D14:.E14])" office:value-type="percentage" office:value="0.0731575086902446" calcext:value-type="percentage">
            <text:p>7%</text:p>
          </table:table-cell>
          <table:table-cell table:formula="of:=SUM([.F14:.G14])" office:value-type="percentage" office:value="0.452897279714258" calcext:value-type="percentage">
            <text:p>45%</text:p>
          </table:table-cell>
          <table:table-cell table:formula="of:=SUM([.H14:.I14])" office:value-type="percentage" office:value="0.371049526421533" calcext:value-type="percentage">
            <text:p>37%</text:p>
          </table:table-cell>
          <table:table-cell table:formula="of:=SUM([.J14:.K14])" office:value-type="percentage" office:value="0.0989093344388813" calcext:value-type="percentage">
            <text:p>10%</text:p>
          </table:table-cell>
          <table:table-cell table:style-name="ce6" table:formula="of:=SUM([.B25:.F25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MARIO</text:p>
          </table:table-cell>
          <table:table-cell table:formula="of:=SUM([.B15];[.C15])" office:value-type="percentage" office:value="0.00771311005212433" calcext:value-type="percentage">
            <text:p>1%</text:p>
          </table:table-cell>
          <table:table-cell table:formula="of:=SUM([.D15:.E15])" office:value-type="percentage" office:value="0.114129692493748" calcext:value-type="percentage">
            <text:p>11%</text:p>
          </table:table-cell>
          <table:table-cell table:formula="of:=SUM([.F15:.G15])" office:value-type="percentage" office:value="0.520858424946175" calcext:value-type="percentage">
            <text:p>52%</text:p>
          </table:table-cell>
          <table:table-cell table:formula="of:=SUM([.H15:.I15])" office:value-type="percentage" office:value="0.299681393425728" calcext:value-type="percentage">
            <text:p>30%</text:p>
          </table:table-cell>
          <table:table-cell table:formula="of:=SUM([.J15:.K15])" office:value-type="percentage" office:value="0.0576173790822243" calcext:value-type="percentage">
            <text:p>6%</text:p>
          </table:table-cell>
          <table:table-cell table:style-name="ce6" table:formula="of:=SUM([.B26:.F26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NASIO</text:p>
          </table:table-cell>
          <table:table-cell table:formula="of:=SUM([.B16];[.C16])" office:value-type="percentage" office:value="0.0105852386254442" calcext:value-type="percentage">
            <text:p>1%</text:p>
          </table:table-cell>
          <table:table-cell table:formula="of:=SUM([.D16:.E16])" office:value-type="percentage" office:value="0.137079348616344" calcext:value-type="percentage">
            <text:p>14%</text:p>
          </table:table-cell>
          <table:table-cell table:formula="of:=SUM([.F16:.G16])" office:value-type="percentage" office:value="0.541786780145306" calcext:value-type="percentage">
            <text:p>54%</text:p>
          </table:table-cell>
          <table:table-cell table:formula="of:=SUM([.H16:.I16])" office:value-type="percentage" office:value="0.267828907564734" calcext:value-type="percentage">
            <text:p>27%</text:p>
          </table:table-cell>
          <table:table-cell table:formula="of:=SUM([.J16:.K16])" office:value-type="percentage" office:value="0.0427197250481725" calcext:value-type="percentage">
            <text:p>4%</text:p>
          </table:table-cell>
          <table:table-cell table:style-name="ce6" table:formula="of:=SUM([.B27:.F27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O_INC</text:p>
          </table:table-cell>
          <table:table-cell table:formula="of:=SUM([.B17];[.C17])" office:value-type="percentage" office:value="0.0170238371327747" calcext:value-type="percentage">
            <text:p>2%</text:p>
          </table:table-cell>
          <table:table-cell table:formula="of:=SUM([.D17:.E17])" office:value-type="percentage" office:value="0.176249365366896" calcext:value-type="percentage">
            <text:p>18%</text:p>
          </table:table-cell>
          <table:table-cell table:formula="of:=SUM([.F17:.G17])" office:value-type="percentage" office:value="0.550936749800992" calcext:value-type="percentage">
            <text:p>55%</text:p>
          </table:table-cell>
          <table:table-cell table:formula="of:=SUM([.H17:.I17])" office:value-type="percentage" office:value="0.225321390739684" calcext:value-type="percentage">
            <text:p>23%</text:p>
          </table:table-cell>
          <table:table-cell table:formula="of:=SUM([.J17:.K17])" office:value-type="percentage" office:value="0.030468656959653" calcext:value-type="percentage">
            <text:p>3%</text:p>
          </table:table-cell>
          <table:table-cell table:style-name="ce6" table:formula="of:=SUM([.B28:.F28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O_COMP</text:p>
          </table:table-cell>
          <table:table-cell table:formula="of:=SUM([.B18];[.C18])" office:value-type="percentage" office:value="0.0251253000414087" calcext:value-type="percentage">
            <text:p>3%</text:p>
          </table:table-cell>
          <table:table-cell table:formula="of:=SUM([.D18:.E18])" office:value-type="percentage" office:value="0.20846627938344" calcext:value-type="percentage">
            <text:p>21%</text:p>
          </table:table-cell>
          <table:table-cell table:formula="of:=SUM([.F18:.G18])" office:value-type="percentage" office:value="0.549792698663065" calcext:value-type="percentage">
            <text:p>55%</text:p>
          </table:table-cell>
          <table:table-cell table:formula="of:=SUM([.H18:.I18])" office:value-type="percentage" office:value="0.193251581177417" calcext:value-type="percentage">
            <text:p>19%</text:p>
          </table:table-cell>
          <table:table-cell table:formula="of:=SUM([.J18:.K18])" office:value-type="percentage" office:value="0.0233641407346698" calcext:value-type="percentage">
            <text:p>2%</text:p>
          </table:table-cell>
          <table:table-cell table:style-name="ce6" table:formula="of:=SUM([.B29:.F29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IOR_INC</text:p>
          </table:table-cell>
          <table:table-cell table:formula="of:=SUM([.B19];[.C19])" office:value-type="percentage" office:value="0.0416027663544099" calcext:value-type="percentage">
            <text:p>4%</text:p>
          </table:table-cell>
          <table:table-cell table:formula="of:=SUM([.D19:.E19])" office:value-type="percentage" office:value="0.257743741025466" calcext:value-type="percentage">
            <text:p>26%</text:p>
          </table:table-cell>
          <table:table-cell table:formula="of:=SUM([.F19:.G19])" office:value-type="percentage" office:value="0.529622068318795" calcext:value-type="percentage">
            <text:p>53%</text:p>
          </table:table-cell>
          <table:table-cell table:formula="of:=SUM([.H19:.I19])" office:value-type="percentage" office:value="0.154132437263732" calcext:value-type="percentage">
            <text:p>15%</text:p>
          </table:table-cell>
          <table:table-cell table:formula="of:=SUM([.J19:.K19])" office:value-type="percentage" office:value="0.0168989870375978" calcext:value-type="percentage">
            <text:p>2%</text:p>
          </table:table-cell>
          <table:table-cell table:style-name="ce6" table:formula="of:=SUM([.B30:.F30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IOR_COMP</text:p>
          </table:table-cell>
          <table:table-cell table:formula="of:=SUM([.B20];[.C20])" office:value-type="percentage" office:value="0.0616548324363439" calcext:value-type="percentage">
            <text:p>6%</text:p>
          </table:table-cell>
          <table:table-cell table:formula="of:=SUM([.D20:.E20])" office:value-type="percentage" office:value="0.301339453967105" calcext:value-type="percentage">
            <text:p>30%</text:p>
          </table:table-cell>
          <table:table-cell table:formula="of:=SUM([.F20:.G20])" office:value-type="percentage" office:value="0.497113050819351" calcext:value-type="percentage">
            <text:p>50%</text:p>
          </table:table-cell>
          <table:table-cell table:formula="of:=SUM([.H20:.I20])" office:value-type="percentage" office:value="0.126490585379826" calcext:value-type="percentage">
            <text:p>13%</text:p>
          </table:table-cell>
          <table:table-cell table:formula="of:=SUM([.J20:.K20])" office:value-type="percentage" office:value="0.0134020773973739" calcext:value-type="percentage">
            <text:p>1%</text:p>
          </table:table-cell>
          <table:table-cell table:style-name="ce6" table:formula="of:=SUM([.B31:.F31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S_GRADUCAO</text:p>
          </table:table-cell>
          <table:table-cell table:formula="of:=SUM([.B21];[.C21])" office:value-type="percentage" office:value="0.0766865998483955" calcext:value-type="percentage">
            <text:p>8%</text:p>
          </table:table-cell>
          <table:table-cell table:formula="of:=SUM([.D21:.E21])" office:value-type="percentage" office:value="0.329330654185367" calcext:value-type="percentage">
            <text:p>33%</text:p>
          </table:table-cell>
          <table:table-cell table:formula="of:=SUM([.F21:.G21])" office:value-type="percentage" office:value="0.473619617138526" calcext:value-type="percentage">
            <text:p>47%</text:p>
          </table:table-cell>
          <table:table-cell table:formula="of:=SUM([.H21:.I21])" office:value-type="percentage" office:value="0.109004824872761" calcext:value-type="percentage">
            <text:p>11%</text:p>
          </table:table-cell>
          <table:table-cell table:formula="of:=SUM([.J21:.K21])" office:value-type="percentage" office:value="0.0113583039549518" calcext:value-type="percentage">
            <text:p>1%</text:p>
          </table:table-cell>
          <table:table-cell table:style-name="ce6" table:formula="of:=SUM([.B32:.F32])" office:value-type="percentage" office:value="1" calcext:value-type="percentage">
            <text:p>100,00%</text:p>
          </table:table-cell>
          <table:table-cell table:number-columns-repeated="5"/>
        </table:table-row>
      </table:table>
      <table:table table:name="PAI X RED" table:style-name="ta1">
        <table:shapes>
          <draw:frame draw:z-index="0" draw:style-name="gr1" draw:text-style-name="P1" svg:width="180.46mm" svg:height="138.06mm" svg:x="349.56mm" svg:y="69.16mm">
            <draw:object draw:notify-on-update-of-ranges="'PAI X RED'.A25:'PAI X RED'.A32 'PAI X RED'.B24:'PAI X RED'.B24 'PAI X RED'.B25:'PAI X RED'.B32 'PAI X RED'.C24:'PAI X RED'.C24 'PAI X RED'.C25:'PAI X RED'.C32 'PAI X RED'.D24:'PAI X RED'.D24 'PAI X RED'.D25:'PAI X RED'.D32 'PAI X RED'.E24:'PAI X RED'.E24 'PAI X RED'.E25:'PAI X RED'.E32 'PAI X RED'.F24:'PAI X RED'.F24 'PAI X RED'.F25:'PAI X RED'.F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5"/>
        <table:table-column table:style-name="co4" table:default-cell-style-name="ce5"/>
        <table:table-column table:style-name="co5" table:default-cell-style-name="ce1"/>
        <table:table-column table:style-name="co8" table:number-columns-repeated="4" table:default-cell-style-name="Default"/>
        <table:table-column table:style-name="co5" table:default-cell-style-name="Default"/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NAO_ESTUDOU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1935" calcext:value-type="float">
            <text:p>1935</text:p>
          </table:table-cell>
          <table:table-cell table:style-name="ce1" office:value-type="float" office:value="5913" calcext:value-type="float">
            <text:p>5913</text:p>
          </table:table-cell>
          <table:table-cell table:style-name="ce1" office:value-type="float" office:value="19806" calcext:value-type="float">
            <text:p>19806</text:p>
          </table:table-cell>
          <table:table-cell office:value-type="float" office:value="25909" calcext:value-type="float">
            <text:p>25909</text:p>
          </table:table-cell>
          <table:table-cell table:style-name="ce1" office:value-type="float" office:value="24889" calcext:value-type="float">
            <text:p>24889</text:p>
          </table:table-cell>
          <table:table-cell table:style-name="ce1" office:value-type="float" office:value="9993" calcext:value-type="float">
            <text:p>9993</text:p>
          </table:table-cell>
          <table:table-cell table:style-name="ce1" office:value-type="float" office:value="3049" calcext:value-type="float">
            <text:p>3049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table:formula="of:=SUM([.B3:.K3])" office:value-type="float" office:value="97582" calcext:value-type="float">
            <text:p>97582</text:p>
          </table:table-cell>
        </table:table-row>
        <table:table-row table:style-name="ro2">
          <table:table-cell office:value-type="string" calcext:value-type="string">
            <text:p>PRIMARIO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3745" calcext:value-type="float">
            <text:p>3745</text:p>
          </table:table-cell>
          <table:table-cell table:style-name="ce1" office:value-type="float" office:value="16844" calcext:value-type="float">
            <text:p>16844</text:p>
          </table:table-cell>
          <table:table-cell table:style-name="ce1" office:value-type="float" office:value="45829" calcext:value-type="float">
            <text:p>45829</text:p>
          </table:table-cell>
          <table:table-cell table:style-name="ce1" office:value-type="float" office:value="126816" calcext:value-type="float">
            <text:p>126816</text:p>
          </table:table-cell>
          <table:table-cell office:value-type="float" office:value="140094" calcext:value-type="float">
            <text:p>140094</text:p>
          </table:table-cell>
          <table:table-cell table:style-name="ce1" office:value-type="float" office:value="110686" calcext:value-type="float">
            <text:p>110686</text:p>
          </table:table-cell>
          <table:table-cell table:style-name="ce1" office:value-type="float" office:value="35612" calcext:value-type="float">
            <text:p>35612</text:p>
          </table:table-cell>
          <table:table-cell table:style-name="ce1" office:value-type="float" office:value="8562" calcext:value-type="float">
            <text:p>8562</text:p>
          </table:table-cell>
          <table:table-cell table:style-name="ce1" office:value-type="float" office:value="17945" calcext:value-type="float">
            <text:p>17945</text:p>
          </table:table-cell>
          <table:table-cell table:style-name="ce1" table:formula="of:=SUM([.B4:.K4])" office:value-type="float" office:value="507080" calcext:value-type="float">
            <text:p>507080</text:p>
          </table:table-cell>
        </table:table-row>
        <table:table-row table:style-name="ro2">
          <table:table-cell office:value-type="string" calcext:value-type="string">
            <text:p>GINASIO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float" office:value="4036" calcext:value-type="float">
            <text:p>4036</text:p>
          </table:table-cell>
          <table:table-cell table:style-name="ce1" office:value-type="float" office:value="16944" calcext:value-type="float">
            <text:p>16944</text:p>
          </table:table-cell>
          <table:table-cell table:style-name="ce1" office:value-type="float" office:value="41649" calcext:value-type="float">
            <text:p>41649</text:p>
          </table:table-cell>
          <table:table-cell table:style-name="ce1" office:value-type="float" office:value="102345" calcext:value-type="float">
            <text:p>102345</text:p>
          </table:table-cell>
          <table:table-cell office:value-type="float" office:value="105323" calcext:value-type="float">
            <text:p>105323</text:p>
          </table:table-cell>
          <table:table-cell table:style-name="ce1" office:value-type="float" office:value="74833" calcext:value-type="float">
            <text:p>74833</text:p>
          </table:table-cell>
          <table:table-cell table:style-name="ce1" office:value-type="float" office:value="20284" calcext:value-type="float">
            <text:p>20284</text:p>
          </table:table-cell>
          <table:table-cell table:style-name="ce1" office:value-type="float" office:value="4069" calcext:value-type="float">
            <text:p>4069</text:p>
          </table:table-cell>
          <table:table-cell table:style-name="ce1" office:value-type="float" office:value="9775" calcext:value-type="float">
            <text:p>9775</text:p>
          </table:table-cell>
          <table:table-cell table:style-name="ce1" table:formula="of:=SUM([.B5:.K5])" office:value-type="float" office:value="380405" calcext:value-type="float">
            <text:p>380405</text:p>
          </table:table-cell>
        </table:table-row>
        <table:table-row table:style-name="ro2">
          <table:table-cell office:value-type="string" calcext:value-type="string">
            <text:p>MEDIO_INC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float" office:value="2315" calcext:value-type="float">
            <text:p>2315</text:p>
          </table:table-cell>
          <table:table-cell table:style-name="ce1" office:value-type="float" office:value="8748" calcext:value-type="float">
            <text:p>8748</text:p>
          </table:table-cell>
          <table:table-cell table:style-name="ce1" office:value-type="float" office:value="18483" calcext:value-type="float">
            <text:p>18483</text:p>
          </table:table-cell>
          <table:table-cell table:style-name="ce1" office:value-type="float" office:value="40350" calcext:value-type="float">
            <text:p>40350</text:p>
          </table:table-cell>
          <table:table-cell office:value-type="float" office:value="37032" calcext:value-type="float">
            <text:p>37032</text:p>
          </table:table-cell>
          <table:table-cell table:style-name="ce1" office:value-type="float" office:value="23551" calcext:value-type="float">
            <text:p>23551</text:p>
          </table:table-cell>
          <table:table-cell table:style-name="ce1" office:value-type="float" office:value="5804" calcext:value-type="float">
            <text:p>5804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2684" calcext:value-type="float">
            <text:p>2684</text:p>
          </table:table-cell>
          <table:table-cell table:style-name="ce1" table:formula="of:=SUM([.B6:.K6])" office:value-type="float" office:value="140740" calcext:value-type="float">
            <text:p>140740</text:p>
          </table:table-cell>
        </table:table-row>
        <table:table-row table:style-name="ro2">
          <table:table-cell office:value-type="string" calcext:value-type="string">
            <text:p>MEDIO_COMP</text:p>
          </table:table-cell>
          <table:table-cell table:style-name="ce1" office:value-type="float" office:value="3572" calcext:value-type="float">
            <text:p>3572</text:p>
          </table:table-cell>
          <table:table-cell table:style-name="ce1" office:value-type="float" office:value="10484" calcext:value-type="float">
            <text:p>10484</text:p>
          </table:table-cell>
          <table:table-cell table:style-name="ce1" office:value-type="float" office:value="36421" calcext:value-type="float">
            <text:p>36421</text:p>
          </table:table-cell>
          <table:table-cell table:style-name="ce1" office:value-type="float" office:value="73417" calcext:value-type="float">
            <text:p>73417</text:p>
          </table:table-cell>
          <table:table-cell table:style-name="ce1" office:value-type="float" office:value="145750" calcext:value-type="float">
            <text:p>145750</text:p>
          </table:table-cell>
          <table:table-cell office:value-type="float" office:value="122473" calcext:value-type="float">
            <text:p>122473</text:p>
          </table:table-cell>
          <table:table-cell table:style-name="ce1" office:value-type="float" office:value="70349" calcext:value-type="float">
            <text:p>70349</text:p>
          </table:table-cell>
          <table:table-cell table:style-name="ce1" office:value-type="float" office:value="15459" calcext:value-type="float">
            <text:p>15459</text:p>
          </table:table-cell>
          <table:table-cell table:style-name="ce1" office:value-type="float" office:value="2490" calcext:value-type="float">
            <text:p>2490</text:p>
          </table:table-cell>
          <table:table-cell table:style-name="ce1" office:value-type="float" office:value="7073" calcext:value-type="float">
            <text:p>7073</text:p>
          </table:table-cell>
          <table:table-cell table:style-name="ce1" table:formula="of:=SUM([.B7:.K7])" office:value-type="float" office:value="487488" calcext:value-type="float">
            <text:p>487488</text:p>
          </table:table-cell>
        </table:table-row>
        <table:table-row table:style-name="ro2">
          <table:table-cell office:value-type="string" calcext:value-type="string">
            <text:p>SUPERIOR_INC</text:p>
          </table:table-cell>
          <table:table-cell table:style-name="ce1" office:value-type="float" office:value="1231" calcext:value-type="float">
            <text:p>1231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9449" calcext:value-type="float">
            <text:p>9449</text:p>
          </table:table-cell>
          <table:table-cell table:style-name="ce1" office:value-type="float" office:value="15678" calcext:value-type="float">
            <text:p>15678</text:p>
          </table:table-cell>
          <table:table-cell table:style-name="ce1" office:value-type="float" office:value="26073" calcext:value-type="float">
            <text:p>26073</text:p>
          </table:table-cell>
          <table:table-cell office:value-type="float" office:value="18700" calcext:value-type="float">
            <text:p>18700</text:p>
          </table:table-cell>
          <table:table-cell table:style-name="ce1" office:value-type="float" office:value="9395" calcext:value-type="float">
            <text:p>9395</text:p>
          </table:table-cell>
          <table:table-cell table:style-name="ce1" office:value-type="float" office:value="1807" calcext:value-type="float">
            <text:p>1807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871" calcext:value-type="float">
            <text:p>871</text:p>
          </table:table-cell>
          <table:table-cell table:style-name="ce1" table:formula="of:=SUM([.B8:.K8])" office:value-type="float" office:value="86669" calcext:value-type="float">
            <text:p>86669</text:p>
          </table:table-cell>
        </table:table-row>
        <table:table-row table:style-name="ro2">
          <table:table-cell office:value-type="string" calcext:value-type="string">
            <text:p>SUPERIOR_COMP</text:p>
          </table:table-cell>
          <table:table-cell table:style-name="ce1" office:value-type="float" office:value="4444" calcext:value-type="float">
            <text:p>4444</text:p>
          </table:table-cell>
          <table:table-cell table:style-name="ce1" office:value-type="float" office:value="10608" calcext:value-type="float">
            <text:p>10608</text:p>
          </table:table-cell>
          <table:table-cell table:style-name="ce1" office:value-type="float" office:value="27438" calcext:value-type="float">
            <text:p>27438</text:p>
          </table:table-cell>
          <table:table-cell table:style-name="ce1" office:value-type="float" office:value="41951" calcext:value-type="float">
            <text:p>41951</text:p>
          </table:table-cell>
          <table:table-cell table:style-name="ce1" office:value-type="float" office:value="61818" calcext:value-type="float">
            <text:p>61818</text:p>
          </table:table-cell>
          <table:table-cell office:value-type="float" office:value="41233" calcext:value-type="float">
            <text:p>41233</text:p>
          </table:table-cell>
          <table:table-cell table:style-name="ce1" office:value-type="float" office:value="18826" calcext:value-type="float">
            <text:p>18826</text:p>
          </table:table-cell>
          <table:table-cell table:style-name="ce1" office:value-type="float" office:value="3569" calcext:value-type="float">
            <text:p>3569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1838" calcext:value-type="float">
            <text:p>1838</text:p>
          </table:table-cell>
          <table:table-cell table:style-name="ce1" table:formula="of:=SUM([.B9:.K9])" office:value-type="float" office:value="212196" calcext:value-type="float">
            <text:p>212196</text:p>
          </table:table-cell>
        </table:table-row>
        <table:table-row table:style-name="ro2">
          <table:table-cell office:value-type="string" calcext:value-type="string">
            <text:p>POS_GRADUCAO</text:p>
          </table:table-cell>
          <table:table-cell table:style-name="ce1" office:value-type="float" office:value="3025" calcext:value-type="float">
            <text:p>3025</text:p>
          </table:table-cell>
          <table:table-cell table:style-name="ce1" office:value-type="float" office:value="6708" calcext:value-type="float">
            <text:p>6708</text:p>
          </table:table-cell>
          <table:table-cell table:style-name="ce1" office:value-type="float" office:value="15544" calcext:value-type="float">
            <text:p>15544</text:p>
          </table:table-cell>
          <table:table-cell table:style-name="ce1" office:value-type="float" office:value="20847" calcext:value-type="float">
            <text:p>20847</text:p>
          </table:table-cell>
          <table:table-cell table:style-name="ce1" office:value-type="float" office:value="26759" calcext:value-type="float">
            <text:p>26759</text:p>
          </table:table-cell>
          <table:table-cell office:value-type="float" office:value="15434" calcext:value-type="float">
            <text:p>15434</text:p>
          </table:table-cell>
          <table:table-cell table:style-name="ce1" office:value-type="float" office:value="6606" calcext:value-type="float">
            <text:p>6606</text:p>
          </table:table-cell>
          <table:table-cell table:style-name="ce1" office:value-type="float" office:value="1108" calcext:value-type="float">
            <text:p>110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679" calcext:value-type="float">
            <text:p>679</text:p>
          </table:table-cell>
          <table:table-cell table:style-name="ce1" table:formula="of:=SUM([.B10:.K10])" office:value-type="float" office:value="96851" calcext:value-type="float">
            <text:p>96851</text:p>
          </table:table-cell>
        </table:table-row>
        <table:table-row table:style-name="ro2">
          <table:table-cell office:value-type="string" calcext:value-type="string">
            <text:p>NAO_SAB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1726" calcext:value-type="float">
            <text:p>1726</text:p>
          </table:table-cell>
          <table:table-cell table:style-name="ce1" office:value-type="float" office:value="7399" calcext:value-type="float">
            <text:p>7399</text:p>
          </table:table-cell>
          <table:table-cell table:style-name="ce1" office:value-type="float" office:value="19173" calcext:value-type="float">
            <text:p>19173</text:p>
          </table:table-cell>
          <table:table-cell table:style-name="ce1" office:value-type="float" office:value="52407" calcext:value-type="float">
            <text:p>52407</text:p>
          </table:table-cell>
          <table:table-cell office:value-type="float" office:value="58341" calcext:value-type="float">
            <text:p>58341</text:p>
          </table:table-cell>
          <table:table-cell table:style-name="ce1" office:value-type="float" office:value="45597" calcext:value-type="float">
            <text:p>45597</text:p>
          </table:table-cell>
          <table:table-cell table:style-name="ce1" office:value-type="float" office:value="14293" calcext:value-type="float">
            <text:p>14293</text:p>
          </table:table-cell>
          <table:table-cell table:style-name="ce1" office:value-type="float" office:value="3361" calcext:value-type="float">
            <text:p>3361</text:p>
          </table:table-cell>
          <table:table-cell table:style-name="ce1" office:value-type="float" office:value="8104" calcext:value-type="float">
            <text:p>8104</text:p>
          </table:table-cell>
          <table:table-cell table:style-name="ce1" table:formula="of:=SUM([.B11:.K11])" office:value-type="float" office:value="210869" calcext:value-type="float">
            <text:p>210869</text:p>
          </table:table-cell>
        </table:table-row>
        <table:table-row table:style-name="ro2">
          <table:table-cell table:style-name="ce3" table:number-columns-repeated="12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NAO_ESTUDOU</text:p>
          </table:table-cell>
          <table:table-cell office:value-type="percentage" office:value="0.00070709762046279" calcext:value-type="percentage">
            <text:p>0%</text:p>
          </table:table-cell>
          <table:table-cell office:value-type="percentage" office:value="0.00367895718472669" calcext:value-type="percentage">
            <text:p>0%</text:p>
          </table:table-cell>
          <table:table-cell office:value-type="percentage" office:value="0.0198294767477609" calcext:value-type="percentage">
            <text:p>2%</text:p>
          </table:table-cell>
          <table:table-cell office:value-type="percentage" office:value="0.0605951917361809" calcext:value-type="percentage">
            <text:p>6%</text:p>
          </table:table-cell>
          <table:table-cell office:value-type="percentage" office:value="0.202967760447624" calcext:value-type="percentage">
            <text:p>20%</text:p>
          </table:table-cell>
          <table:table-cell table:style-name="ce5" office:value-type="percentage" office:value="0.265510032587977" calcext:value-type="percentage">
            <text:p>27%</text:p>
          </table:table-cell>
          <table:table-cell table:style-name="ce5" office:value-type="percentage" office:value="0.255057285155049" calcext:value-type="percentage">
            <text:p>26%</text:p>
          </table:table-cell>
          <table:table-cell table:style-name="ce5" office:value-type="percentage" office:value="0.102406181467894" calcext:value-type="percentage">
            <text:p>10%</text:p>
          </table:table-cell>
          <table:table-cell table:style-name="ce5" office:value-type="percentage" office:value="0.0312455165911746" calcext:value-type="percentage">
            <text:p>3%</text:p>
          </table:table-cell>
          <table:table-cell table:style-name="ce5" office:value-type="percentage" office:value="0.0580025004611506" calcext:value-type="percentage">
            <text:p>6%</text:p>
          </table:table-cell>
          <table:table-cell table:style-name="ce6" table:formula="of:=SUM([.B14:.K14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RIMARIO</text:p>
          </table:table-cell>
          <table:table-cell office:value-type="percentage" office:value="0.00186755541531908" calcext:value-type="percentage">
            <text:p>0%</text:p>
          </table:table-cell>
          <table:table-cell office:value-type="percentage" office:value="0.00738542241855329" calcext:value-type="percentage">
            <text:p>1%</text:p>
          </table:table-cell>
          <table:table-cell office:value-type="percentage" office:value="0.0332176382424864" calcext:value-type="percentage">
            <text:p>3%</text:p>
          </table:table-cell>
          <table:table-cell office:value-type="percentage" office:value="0.090378244064053" calcext:value-type="percentage">
            <text:p>9%</text:p>
          </table:table-cell>
          <table:table-cell office:value-type="percentage" office:value="0.25009071546896" calcext:value-type="percentage">
            <text:p>25%</text:p>
          </table:table-cell>
          <table:table-cell table:style-name="ce5" office:value-type="percentage" office:value="0.27627593279167" calcext:value-type="percentage">
            <text:p>28%</text:p>
          </table:table-cell>
          <table:table-cell table:style-name="ce5" office:value-type="percentage" office:value="0.218281139070758" calcext:value-type="percentage">
            <text:p>22%</text:p>
          </table:table-cell>
          <table:table-cell table:style-name="ce5" office:value-type="percentage" office:value="0.0702295495779759" calcext:value-type="percentage">
            <text:p>7%</text:p>
          </table:table-cell>
          <table:table-cell table:style-name="ce5" office:value-type="percentage" office:value="0.0168849096789461" calcext:value-type="percentage">
            <text:p>2%</text:p>
          </table:table-cell>
          <table:table-cell table:style-name="ce5" office:value-type="percentage" office:value="0.0353888932712787" calcext:value-type="percentage">
            <text:p>4%</text:p>
          </table:table-cell>
          <table:table-cell table:style-name="ce6" table:formula="of:=SUM([.B15:.K15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GINASIO</text:p>
          </table:table-cell>
          <table:table-cell office:value-type="percentage" office:value="0.00301520747624243" calcext:value-type="percentage">
            <text:p>0%</text:p>
          </table:table-cell>
          <table:table-cell office:value-type="percentage" office:value="0.0106097448771704" calcext:value-type="percentage">
            <text:p>1%</text:p>
          </table:table-cell>
          <table:table-cell office:value-type="percentage" office:value="0.0445420012881008" calcext:value-type="percentage">
            <text:p>4%</text:p>
          </table:table-cell>
          <table:table-cell office:value-type="percentage" office:value="0.109485942613793" calcext:value-type="percentage">
            <text:p>11%</text:p>
          </table:table-cell>
          <table:table-cell office:value-type="percentage" office:value="0.269042205018336" calcext:value-type="percentage">
            <text:p>27%</text:p>
          </table:table-cell>
          <table:table-cell table:style-name="ce5" office:value-type="percentage" office:value="0.276870703592224" calcext:value-type="percentage">
            <text:p>28%</text:p>
          </table:table-cell>
          <table:table-cell table:style-name="ce5" office:value-type="percentage" office:value="0.196719286024106" calcext:value-type="percentage">
            <text:p>20%</text:p>
          </table:table-cell>
          <table:table-cell table:style-name="ce5" office:value-type="percentage" office:value="0.0533221172171764" calcext:value-type="percentage">
            <text:p>5%</text:p>
          </table:table-cell>
          <table:table-cell table:style-name="ce5" office:value-type="percentage" office:value="0.0106964945255714" calcext:value-type="percentage">
            <text:p>1%</text:p>
          </table:table-cell>
          <table:table-cell table:style-name="ce5" office:value-type="percentage" office:value="0.0256962973672796" calcext:value-type="percentage">
            <text:p>3%</text:p>
          </table:table-cell>
          <table:table-cell table:style-name="ce6" table:formula="of:=SUM([.B16:.K16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EDIO_INC</text:p>
          </table:table-cell>
          <table:table-cell office:value-type="percentage" office:value="0.00545687082563592" calcext:value-type="percentage">
            <text:p>1%</text:p>
          </table:table-cell>
          <table:table-cell office:value-type="percentage" office:value="0.0164487707830041" calcext:value-type="percentage">
            <text:p>2%</text:p>
          </table:table-cell>
          <table:table-cell office:value-type="percentage" office:value="0.0621571692482592" calcext:value-type="percentage">
            <text:p>6%</text:p>
          </table:table-cell>
          <table:table-cell office:value-type="percentage" office:value="0.131327270143527" calcext:value-type="percentage">
            <text:p>13%</text:p>
          </table:table-cell>
          <table:table-cell office:value-type="percentage" office:value="0.286698877362512" calcext:value-type="percentage">
            <text:p>29%</text:p>
          </table:table-cell>
          <table:table-cell table:style-name="ce5" office:value-type="percentage" office:value="0.263123490123632" calcext:value-type="percentage">
            <text:p>26%</text:p>
          </table:table-cell>
          <table:table-cell table:style-name="ce5" office:value-type="percentage" office:value="0.167336933352281" calcext:value-type="percentage">
            <text:p>17%</text:p>
          </table:table-cell>
          <table:table-cell table:style-name="ce5" office:value-type="percentage" office:value="0.0412391644166548" calcext:value-type="percentage">
            <text:p>4%</text:p>
          </table:table-cell>
          <table:table-cell table:style-name="ce5" office:value-type="percentage" office:value="0.00714082705698451" calcext:value-type="percentage">
            <text:p>1%</text:p>
          </table:table-cell>
          <table:table-cell table:style-name="ce5" office:value-type="percentage" office:value="0.0190706266875089" calcext:value-type="percentage">
            <text:p>2%</text:p>
          </table:table-cell>
          <table:table-cell table:style-name="ce6" table:formula="of:=SUM([.B17:.K17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EDIO_COMP</text:p>
          </table:table-cell>
          <table:table-cell office:value-type="percentage" office:value="0.00732735985296048" calcext:value-type="percentage">
            <text:p>1%</text:p>
          </table:table-cell>
          <table:table-cell office:value-type="percentage" office:value="0.0215061704082972" calcext:value-type="percentage">
            <text:p>2%</text:p>
          </table:table-cell>
          <table:table-cell office:value-type="percentage" office:value="0.0747115826440856" calcext:value-type="percentage">
            <text:p>7%</text:p>
          </table:table-cell>
          <table:table-cell office:value-type="percentage" office:value="0.150602681501904" calcext:value-type="percentage">
            <text:p>15%</text:p>
          </table:table-cell>
          <table:table-cell office:value-type="percentage" office:value="0.298981718524353" calcext:value-type="percentage">
            <text:p>30%</text:p>
          </table:table-cell>
          <table:table-cell table:style-name="ce5" office:value-type="percentage" office:value="0.251232850859919" calcext:value-type="percentage">
            <text:p>25%</text:p>
          </table:table-cell>
          <table:table-cell table:style-name="ce5" office:value-type="percentage" office:value="0.144309193251936" calcext:value-type="percentage">
            <text:p>14%</text:p>
          </table:table-cell>
          <table:table-cell table:style-name="ce5" office:value-type="percentage" office:value="0.0317115498227649" calcext:value-type="percentage">
            <text:p>3%</text:p>
          </table:table-cell>
          <table:table-cell table:style-name="ce5" office:value-type="percentage" office:value="0.00510781803859787" calcext:value-type="percentage">
            <text:p>1%</text:p>
          </table:table-cell>
          <table:table-cell table:style-name="ce5" office:value-type="percentage" office:value="0.0145090750951818" calcext:value-type="percentage">
            <text:p>1%</text:p>
          </table:table-cell>
          <table:table-cell table:style-name="ce6" table:formula="of:=SUM([.B18:.K18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UPERIOR_INC</text:p>
          </table:table-cell>
          <table:table-cell office:value-type="percentage" office:value="0.014203463752899" calcext:value-type="percentage">
            <text:p>1%</text:p>
          </table:table-cell>
          <table:table-cell office:value-type="percentage" office:value="0.0369220828669997" calcext:value-type="percentage">
            <text:p>4%</text:p>
          </table:table-cell>
          <table:table-cell office:value-type="percentage" office:value="0.109023987815713" calcext:value-type="percentage">
            <text:p>11%</text:p>
          </table:table-cell>
          <table:table-cell office:value-type="percentage" office:value="0.180895129746507" calcext:value-type="percentage">
            <text:p>18%</text:p>
          </table:table-cell>
          <table:table-cell office:value-type="percentage" office:value="0.300834208309776" calcext:value-type="percentage">
            <text:p>30%</text:p>
          </table:table-cell>
          <table:table-cell table:style-name="ce5" office:value-type="percentage" office:value="0.21576342175403" calcext:value-type="percentage">
            <text:p>22%</text:p>
          </table:table-cell>
          <table:table-cell table:style-name="ce5" office:value-type="percentage" office:value="0.108400927667332" calcext:value-type="percentage">
            <text:p>11%</text:p>
          </table:table-cell>
          <table:table-cell table:style-name="ce5" office:value-type="percentage" office:value="0.0208494386689589" calcext:value-type="percentage">
            <text:p>2%</text:p>
          </table:table-cell>
          <table:table-cell table:style-name="ce5" office:value-type="percentage" office:value="0.00305760998742342" calcext:value-type="percentage">
            <text:p>0%</text:p>
          </table:table-cell>
          <table:table-cell table:style-name="ce5" office:value-type="percentage" office:value="0.0100497294303615" calcext:value-type="percentage">
            <text:p>1%</text:p>
          </table:table-cell>
          <table:table-cell table:style-name="ce6" table:formula="of:=SUM([.B19:.K19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UPERIOR_COMP</text:p>
          </table:table-cell>
          <table:table-cell office:value-type="percentage" office:value="0.0209429018454636" calcext:value-type="percentage">
            <text:p>2%</text:p>
          </table:table-cell>
          <table:table-cell office:value-type="percentage" office:value="0.0499915172764802" calcext:value-type="percentage">
            <text:p>5%</text:p>
          </table:table-cell>
          <table:table-cell office:value-type="percentage" office:value="0.129304982186281" calcext:value-type="percentage">
            <text:p>13%</text:p>
          </table:table-cell>
          <table:table-cell office:value-type="percentage" office:value="0.197699296876473" calcext:value-type="percentage">
            <text:p>20%</text:p>
          </table:table-cell>
          <table:table-cell office:value-type="percentage" office:value="0.291325001413787" calcext:value-type="percentage">
            <text:p>29%</text:p>
          </table:table-cell>
          <table:table-cell table:style-name="ce5" office:value-type="percentage" office:value="0.194315632716922" calcext:value-type="percentage">
            <text:p>19%</text:p>
          </table:table-cell>
          <table:table-cell table:style-name="ce5" office:value-type="percentage" office:value="0.088719862768384" calcext:value-type="percentage">
            <text:p>9%</text:p>
          </table:table-cell>
          <table:table-cell table:style-name="ce5" office:value-type="percentage" office:value="0.0168193556900224" calcext:value-type="percentage">
            <text:p>2%</text:p>
          </table:table-cell>
          <table:table-cell table:style-name="ce5" office:value-type="percentage" office:value="0.00221964598767178" calcext:value-type="percentage">
            <text:p>0%</text:p>
          </table:table-cell>
          <table:table-cell table:style-name="ce5" office:value-type="percentage" office:value="0.00866180323851533" calcext:value-type="percentage">
            <text:p>1%</text:p>
          </table:table-cell>
          <table:table-cell table:style-name="ce6" table:formula="of:=SUM([.B20:.K20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OS_GRADUCAO</text:p>
          </table:table-cell>
          <table:table-cell office:value-type="percentage" office:value="0.0312335443103324" calcext:value-type="percentage">
            <text:p>3%</text:p>
          </table:table-cell>
          <table:table-cell office:value-type="percentage" office:value="0.0692610298293255" calcext:value-type="percentage">
            <text:p>7%</text:p>
          </table:table-cell>
          <table:table-cell office:value-type="percentage" office:value="0.160493954631341" calcext:value-type="percentage">
            <text:p>16%</text:p>
          </table:table-cell>
          <table:table-cell office:value-type="percentage" office:value="0.215248164706611" calcext:value-type="percentage">
            <text:p>22%</text:p>
          </table:table-cell>
          <table:table-cell office:value-type="percentage" office:value="0.276290384198408" calcext:value-type="percentage">
            <text:p>28%</text:p>
          </table:table-cell>
          <table:table-cell table:style-name="ce5" office:value-type="percentage" office:value="0.159358189383692" calcext:value-type="percentage">
            <text:p>16%</text:p>
          </table:table-cell>
          <table:table-cell table:style-name="ce5" office:value-type="percentage" office:value="0.0682078656905969" calcext:value-type="percentage">
            <text:p>7%</text:p>
          </table:table-cell>
          <table:table-cell table:style-name="ce5" office:value-type="percentage" office:value="0.0114402535854044" calcext:value-type="percentage">
            <text:p>1%</text:p>
          </table:table-cell>
          <table:table-cell table:style-name="ce5" office:value-type="percentage" office:value="0.00145584454471301" calcext:value-type="percentage">
            <text:p>0%</text:p>
          </table:table-cell>
          <table:table-cell table:style-name="ce5" office:value-type="percentage" office:value="0.00701076911957543" calcext:value-type="percentage">
            <text:p>1%</text:p>
          </table:table-cell>
          <table:table-cell table:style-name="ce6" table:formula="of:=SUM([.B21:.K21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NAO_SABE</text:p>
          </table:table-cell>
          <table:table-cell office:value-type="percentage" office:value="0.00070709762046279" calcext:value-type="percentage">
            <text:p>0%</text:p>
          </table:table-cell>
          <table:table-cell office:value-type="percentage" office:value="0.00367895718472669" calcext:value-type="percentage">
            <text:p>0%</text:p>
          </table:table-cell>
          <table:table-cell office:value-type="percentage" office:value="0.0198294767477609" calcext:value-type="percentage">
            <text:p>2%</text:p>
          </table:table-cell>
          <table:table-cell office:value-type="percentage" office:value="0.0605951917361809" calcext:value-type="percentage">
            <text:p>6%</text:p>
          </table:table-cell>
          <table:table-cell office:value-type="percentage" office:value="0.202967760447624" calcext:value-type="percentage">
            <text:p>20%</text:p>
          </table:table-cell>
          <table:table-cell table:style-name="ce5" office:value-type="percentage" office:value="0.265510032587977" calcext:value-type="percentage">
            <text:p>27%</text:p>
          </table:table-cell>
          <table:table-cell table:style-name="ce5" office:value-type="percentage" office:value="0.255057285155049" calcext:value-type="percentage">
            <text:p>26%</text:p>
          </table:table-cell>
          <table:table-cell table:style-name="ce5" office:value-type="percentage" office:value="0.102406181467894" calcext:value-type="percentage">
            <text:p>10%</text:p>
          </table:table-cell>
          <table:table-cell table:style-name="ce5" office:value-type="percentage" office:value="0.0312455165911746" calcext:value-type="percentage">
            <text:p>3%</text:p>
          </table:table-cell>
          <table:table-cell table:style-name="ce5" office:value-type="percentage" office:value="0.0580025004611506" calcext:value-type="percentage">
            <text:p>6%</text:p>
          </table:table-cell>
          <table:table-cell table:style-name="ce6" table:formula="of:=SUM([.B22:.K22])" office:value-type="percentage" office:value="1" calcext:value-type="percentage">
            <text:p>100,00%</text:p>
          </table:table-cell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>
            <text:p>Acima de 800</text:p>
          </table:table-cell>
          <table:table-cell table:style-name="ce4" office:value-type="string" calcext:value-type="string">
            <text:p>De 600 a 800</text:p>
          </table:table-cell>
          <table:table-cell table:style-name="ce4" office:value-type="string" calcext:value-type="string">
            <text:p>De 400 à 600</text:p>
          </table:table-cell>
          <table:table-cell table:style-name="ce4" office:value-type="string" calcext:value-type="string">
            <text:p>De 200 à 400</text:p>
          </table:table-cell>
          <table:table-cell table:style-name="ce4" office:value-type="string" calcext:value-type="string">
            <text:p>De 0 à 200</text:p>
          </table:table-cell>
          <table:table-cell table:style-name="ce4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O_ESTUDOU</text:p>
          </table:table-cell>
          <table:table-cell table:formula="of:=SUM([.B14];[.C14])" office:value-type="percentage" office:value="0.00438605480518948" calcext:value-type="percentage">
            <text:p>0%</text:p>
          </table:table-cell>
          <table:table-cell table:formula="of:=SUM([.D14:.E14])" office:value-type="percentage" office:value="0.0804246684839417" calcext:value-type="percentage">
            <text:p>8%</text:p>
          </table:table-cell>
          <table:table-cell table:formula="of:=SUM([.F14:.G14])" office:value-type="percentage" office:value="0.468477793035601" calcext:value-type="percentage">
            <text:p>47%</text:p>
          </table:table-cell>
          <table:table-cell table:formula="of:=SUM([.H14:.I14])" office:value-type="percentage" office:value="0.357463466622943" calcext:value-type="percentage">
            <text:p>36%</text:p>
          </table:table-cell>
          <table:table-cell table:formula="of:=SUM([.J14:.K14])" office:value-type="percentage" office:value="0.0892480170523252" calcext:value-type="percentage">
            <text:p>9%</text:p>
          </table:table-cell>
          <table:table-cell table:style-name="ce6" table:formula="of:=SUM([.B25:.F25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MARIO</text:p>
          </table:table-cell>
          <table:table-cell table:formula="of:=SUM([.B15];[.C15])" office:value-type="percentage" office:value="0.00925297783387237" calcext:value-type="percentage">
            <text:p>1%</text:p>
          </table:table-cell>
          <table:table-cell table:formula="of:=SUM([.D15:.E15])" office:value-type="percentage" office:value="0.123595882306539" calcext:value-type="percentage">
            <text:p>12%</text:p>
          </table:table-cell>
          <table:table-cell table:formula="of:=SUM([.F15:.G15])" office:value-type="percentage" office:value="0.52636664826063" calcext:value-type="percentage">
            <text:p>53%</text:p>
          </table:table-cell>
          <table:table-cell table:formula="of:=SUM([.H15:.I15])" office:value-type="percentage" office:value="0.288510688648734" calcext:value-type="percentage">
            <text:p>29%</text:p>
          </table:table-cell>
          <table:table-cell table:formula="of:=SUM([.J15:.K15])" office:value-type="percentage" office:value="0.0522738029502248" calcext:value-type="percentage">
            <text:p>5%</text:p>
          </table:table-cell>
          <table:table-cell table:style-name="ce6" table:formula="of:=SUM([.B26:.F26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NASIO</text:p>
          </table:table-cell>
          <table:table-cell table:formula="of:=SUM([.B16];[.C16])" office:value-type="percentage" office:value="0.0136249523534128" calcext:value-type="percentage">
            <text:p>1%</text:p>
          </table:table-cell>
          <table:table-cell table:formula="of:=SUM([.D16:.E16])" office:value-type="percentage" office:value="0.154027943901894" calcext:value-type="percentage">
            <text:p>15%</text:p>
          </table:table-cell>
          <table:table-cell table:formula="of:=SUM([.F16:.G16])" office:value-type="percentage" office:value="0.54591290861056" calcext:value-type="percentage">
            <text:p>55%</text:p>
          </table:table-cell>
          <table:table-cell table:formula="of:=SUM([.H16:.I16])" office:value-type="percentage" office:value="0.250041403241282" calcext:value-type="percentage">
            <text:p>25%</text:p>
          </table:table-cell>
          <table:table-cell table:formula="of:=SUM([.J16:.K16])" office:value-type="percentage" office:value="0.036392791892851" calcext:value-type="percentage">
            <text:p>4%</text:p>
          </table:table-cell>
          <table:table-cell table:style-name="ce6" table:formula="of:=SUM([.B27:.F27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O_INC</text:p>
          </table:table-cell>
          <table:table-cell table:formula="of:=SUM([.B17];[.C17])" office:value-type="percentage" office:value="0.02190564160864" calcext:value-type="percentage">
            <text:p>2%</text:p>
          </table:table-cell>
          <table:table-cell table:formula="of:=SUM([.D17:.E17])" office:value-type="percentage" office:value="0.193484439391786" calcext:value-type="percentage">
            <text:p>19%</text:p>
          </table:table-cell>
          <table:table-cell table:formula="of:=SUM([.F17:.G17])" office:value-type="percentage" office:value="0.549822367486145" calcext:value-type="percentage">
            <text:p>55%</text:p>
          </table:table-cell>
          <table:table-cell table:formula="of:=SUM([.H17:.I17])" office:value-type="percentage" office:value="0.208576097768936" calcext:value-type="percentage">
            <text:p>21%</text:p>
          </table:table-cell>
          <table:table-cell table:formula="of:=SUM([.J17:.K17])" office:value-type="percentage" office:value="0.0262114537444934" calcext:value-type="percentage">
            <text:p>3%</text:p>
          </table:table-cell>
          <table:table-cell table:style-name="ce6" table:formula="of:=SUM([.B28:.F28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O_COMP</text:p>
          </table:table-cell>
          <table:table-cell table:formula="of:=SUM([.B18];[.C18])" office:value-type="percentage" office:value="0.0288335302612577" calcext:value-type="percentage">
            <text:p>3%</text:p>
          </table:table-cell>
          <table:table-cell table:formula="of:=SUM([.D18:.E18])" office:value-type="percentage" office:value="0.225314264145989" calcext:value-type="percentage">
            <text:p>23%</text:p>
          </table:table-cell>
          <table:table-cell table:formula="of:=SUM([.F18:.G18])" office:value-type="percentage" office:value="0.550214569384272" calcext:value-type="percentage">
            <text:p>55%</text:p>
          </table:table-cell>
          <table:table-cell table:formula="of:=SUM([.H18:.I18])" office:value-type="percentage" office:value="0.176020743074701" calcext:value-type="percentage">
            <text:p>18%</text:p>
          </table:table-cell>
          <table:table-cell table:formula="of:=SUM([.J18:.K18])" office:value-type="percentage" office:value="0.0196168931337797" calcext:value-type="percentage">
            <text:p>2%</text:p>
          </table:table-cell>
          <table:table-cell table:style-name="ce6" table:formula="of:=SUM([.B29:.F29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IOR_INC</text:p>
          </table:table-cell>
          <table:table-cell table:formula="of:=SUM([.B19];[.C19])" office:value-type="percentage" office:value="0.0511255466198987" calcext:value-type="percentage">
            <text:p>5%</text:p>
          </table:table-cell>
          <table:table-cell table:formula="of:=SUM([.D19:.E19])" office:value-type="percentage" office:value="0.289919117562219" calcext:value-type="percentage">
            <text:p>29%</text:p>
          </table:table-cell>
          <table:table-cell table:formula="of:=SUM([.F19:.G19])" office:value-type="percentage" office:value="0.516597630063806" calcext:value-type="percentage">
            <text:p>52%</text:p>
          </table:table-cell>
          <table:table-cell table:formula="of:=SUM([.H19:.I19])" office:value-type="percentage" office:value="0.129250366336291" calcext:value-type="percentage">
            <text:p>13%</text:p>
          </table:table-cell>
          <table:table-cell table:formula="of:=SUM([.J19:.K19])" office:value-type="percentage" office:value="0.0131073394177849" calcext:value-type="percentage">
            <text:p>1%</text:p>
          </table:table-cell>
          <table:table-cell table:style-name="ce6" table:formula="of:=SUM([.B30:.F30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IOR_COMP</text:p>
          </table:table-cell>
          <table:table-cell table:formula="of:=SUM([.B20];[.C20])" office:value-type="percentage" office:value="0.0709344191219439" calcext:value-type="percentage">
            <text:p>7%</text:p>
          </table:table-cell>
          <table:table-cell table:formula="of:=SUM([.D20:.E20])" office:value-type="percentage" office:value="0.327004279062753" calcext:value-type="percentage">
            <text:p>33%</text:p>
          </table:table-cell>
          <table:table-cell table:formula="of:=SUM([.F20:.G20])" office:value-type="percentage" office:value="0.485640634130709" calcext:value-type="percentage">
            <text:p>49%</text:p>
          </table:table-cell>
          <table:table-cell table:formula="of:=SUM([.H20:.I20])" office:value-type="percentage" office:value="0.105539218458406" calcext:value-type="percentage">
            <text:p>11%</text:p>
          </table:table-cell>
          <table:table-cell table:formula="of:=SUM([.J20:.K20])" office:value-type="percentage" office:value="0.0108814492261871" calcext:value-type="percentage">
            <text:p>1%</text:p>
          </table:table-cell>
          <table:table-cell table:style-name="ce6" table:formula="of:=SUM([.B31:.F31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S_GRADUCAO</text:p>
          </table:table-cell>
          <table:table-cell table:formula="of:=SUM([.B21];[.C21])" office:value-type="percentage" office:value="0.100494574139658" calcext:value-type="percentage">
            <text:p>10%</text:p>
          </table:table-cell>
          <table:table-cell table:formula="of:=SUM([.D21:.E21])" office:value-type="percentage" office:value="0.375742119337952" calcext:value-type="percentage">
            <text:p>38%</text:p>
          </table:table-cell>
          <table:table-cell table:formula="of:=SUM([.F21:.G21])" office:value-type="percentage" office:value="0.4356485735821" calcext:value-type="percentage">
            <text:p>44%</text:p>
          </table:table-cell>
          <table:table-cell table:formula="of:=SUM([.H21:.I21])" office:value-type="percentage" office:value="0.0796481192760013" calcext:value-type="percentage">
            <text:p>8%</text:p>
          </table:table-cell>
          <table:table-cell table:formula="of:=SUM([.J21:.K21])" office:value-type="percentage" office:value="0.00846661366428844" calcext:value-type="percentage">
            <text:p>1%</text:p>
          </table:table-cell>
          <table:table-cell table:style-name="ce6" table:formula="of:=SUM([.B32:.F32])" office:value-type="percentage" office:value="1" calcext:value-type="percentage">
            <text:p>100,00%</text:p>
          </table:table-cell>
          <table:table-cell table:number-columns-repeated="5"/>
        </table:table-row>
      </table:table>
      <table:table table:name="MAE X MED" table:style-name="ta1">
        <table:shapes>
          <draw:frame draw:z-index="0" draw:style-name="gr1" draw:text-style-name="P1" svg:width="180.46mm" svg:height="138.06mm" svg:x="348.6mm" svg:y="69.45mm">
            <draw:object draw:notify-on-update-of-ranges="'MAE X MED'.A25:'MAE X MED'.A32 'MAE X MED'.B24:'MAE X MED'.B24 'MAE X MED'.B25:'MAE X MED'.B32 'MAE X MED'.C24:'MAE X MED'.C24 'MAE X MED'.C25:'MAE X MED'.C32 'MAE X MED'.D24:'MAE X MED'.D24 'MAE X MED'.D25:'MAE X MED'.D32 'MAE X MED'.E24:'MAE X MED'.E24 'MAE X MED'.E25:'MAE X MED'.E32 'MAE X MED'.F24:'MAE X MED'.F24 'MAE X MED'.F25:'MAE X MED'.F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2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1"/>
        <table:table-column table:style-name="co13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NAO_ESTUDOU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8601" calcext:value-type="float">
            <text:p>8601</text:p>
          </table:table-cell>
          <table:table-cell office:value-type="float" office:value="36668" calcext:value-type="float">
            <text:p>36668</text:p>
          </table:table-cell>
          <table:table-cell table:style-name="ce1" office:value-type="float" office:value="16321" calcext:value-type="float">
            <text:p>16321</text:p>
          </table:table-cell>
          <table:table-cell table:style-name="ce1" office:value-type="float" office:value="545" calcext:value-type="float">
            <text:p>5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:.K3])" office:value-type="float" office:value="62714" calcext:value-type="float">
            <text:p>62714</text:p>
          </table:table-cell>
        </table:table-row>
        <table:table-row table:style-name="ro2">
          <table:table-cell office:value-type="string" calcext:value-type="string">
            <text:p>PRIMARIO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9391" calcext:value-type="float">
            <text:p>9391</text:p>
          </table:table-cell>
          <table:table-cell table:style-name="ce1" office:value-type="float" office:value="92400" calcext:value-type="float">
            <text:p>92400</text:p>
          </table:table-cell>
          <table:table-cell office:value-type="float" office:value="232150" calcext:value-type="float">
            <text:p>232150</text:p>
          </table:table-cell>
          <table:table-cell table:style-name="ce1" office:value-type="float" office:value="66694" calcext:value-type="float">
            <text:p>66694</text:p>
          </table:table-cell>
          <table:table-cell table:style-name="ce1" office:value-type="float" office:value="1680" calcext:value-type="float">
            <text:p>16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:.K4])" office:value-type="float" office:value="402691" calcext:value-type="float">
            <text:p>402691</text:p>
          </table:table-cell>
        </table:table-row>
        <table:table-row table:style-name="ro2">
          <table:table-cell office:value-type="string" calcext:value-type="string">
            <text:p>GINAS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13843" calcext:value-type="float">
            <text:p>13843</text:p>
          </table:table-cell>
          <table:table-cell table:style-name="ce1" office:value-type="float" office:value="110182" calcext:value-type="float">
            <text:p>110182</text:p>
          </table:table-cell>
          <table:table-cell office:value-type="float" office:value="218578" calcext:value-type="float">
            <text:p>218578</text:p>
          </table:table-cell>
          <table:table-cell table:style-name="ce1" office:value-type="float" office:value="49087" calcext:value-type="float">
            <text:p>49087</text:p>
          </table:table-cell>
          <table:table-cell table:style-name="ce1" office:value-type="float" office:value="1056" calcext:value-type="float">
            <text:p>10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:.K5])" office:value-type="float" office:value="393378" calcext:value-type="float">
            <text:p>393378</text:p>
          </table:table-cell>
        </table:table-row>
        <table:table-row table:style-name="ro2">
          <table:table-cell office:value-type="string" calcext:value-type="string">
            <text:p>MEDIO_IN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9680" calcext:value-type="float">
            <text:p>9680</text:p>
          </table:table-cell>
          <table:table-cell table:style-name="ce1" office:value-type="float" office:value="54817" calcext:value-type="float">
            <text:p>54817</text:p>
          </table:table-cell>
          <table:table-cell office:value-type="float" office:value="80190" calcext:value-type="float">
            <text:p>80190</text:p>
          </table:table-cell>
          <table:table-cell table:style-name="ce1" office:value-type="float" office:value="13972" calcext:value-type="float">
            <text:p>139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:.K6])" office:value-type="float" office:value="159541" calcext:value-type="float">
            <text:p>159541</text:p>
          </table:table-cell>
        </table:table-row>
        <table:table-row table:style-name="ro2">
          <table:table-cell office:value-type="string" calcext:value-type="string">
            <text:p>MEDIO_COM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54148" calcext:value-type="float">
            <text:p>54148</text:p>
          </table:table-cell>
          <table:table-cell table:style-name="ce1" office:value-type="float" office:value="225064" calcext:value-type="float">
            <text:p>225064</text:p>
          </table:table-cell>
          <table:table-cell office:value-type="float" office:value="259186" calcext:value-type="float">
            <text:p>259186</text:p>
          </table:table-cell>
          <table:table-cell table:style-name="ce1" office:value-type="float" office:value="38475" calcext:value-type="float">
            <text:p>38475</text:p>
          </table:table-cell>
          <table:table-cell table:style-name="ce1" office:value-type="float" office:value="650" calcext:value-type="float">
            <text:p>6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:.K7])" office:value-type="float" office:value="582003" calcext:value-type="float">
            <text:p>582003</text:p>
          </table:table-cell>
        </table:table-row>
        <table:table-row table:style-name="ro2">
          <table:table-cell office:value-type="string" calcext:value-type="string">
            <text:p>SUPERIOR_IN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868" calcext:value-type="float">
            <text:p>1868</text:p>
          </table:table-cell>
          <table:table-cell table:style-name="ce1" office:value-type="float" office:value="16298" calcext:value-type="float">
            <text:p>16298</text:p>
          </table:table-cell>
          <table:table-cell table:style-name="ce1" office:value-type="float" office:value="44625" calcext:value-type="float">
            <text:p>44625</text:p>
          </table:table-cell>
          <table:table-cell office:value-type="float" office:value="35144" calcext:value-type="float">
            <text:p>35144</text:p>
          </table:table-cell>
          <table:table-cell table:style-name="ce1" office:value-type="float" office:value="4346" calcext:value-type="float">
            <text:p>4346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8:.K8])" office:value-type="float" office:value="102373" calcext:value-type="float">
            <text:p>102373</text:p>
          </table:table-cell>
        </table:table-row>
        <table:table-row table:style-name="ro2">
          <table:table-cell office:value-type="string" calcext:value-type="string">
            <text:p>SUPERIOR_COM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9989" calcext:value-type="float">
            <text:p>9989</text:p>
          </table:table-cell>
          <table:table-cell table:style-name="ce1" office:value-type="float" office:value="60660" calcext:value-type="float">
            <text:p>60660</text:p>
          </table:table-cell>
          <table:table-cell table:style-name="ce1" office:value-type="float" office:value="112439" calcext:value-type="float">
            <text:p>112439</text:p>
          </table:table-cell>
          <table:table-cell office:value-type="float" office:value="73170" calcext:value-type="float">
            <text:p>73170</text:p>
          </table:table-cell>
          <table:table-cell table:style-name="ce1" office:value-type="float" office:value="8788" calcext:value-type="float">
            <text:p>8788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9:.K9])" office:value-type="float" office:value="265332" calcext:value-type="float">
            <text:p>265332</text:p>
          </table:table-cell>
        </table:table-row>
        <table:table-row table:style-name="ro2">
          <table:table-cell office:value-type="string" calcext:value-type="string">
            <text:p>POS_GRADUCA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8644" calcext:value-type="float">
            <text:p>8644</text:p>
          </table:table-cell>
          <table:table-cell table:style-name="ce1" office:value-type="float" office:value="44109" calcext:value-type="float">
            <text:p>44109</text:p>
          </table:table-cell>
          <table:table-cell table:style-name="ce1" office:value-type="float" office:value="70143" calcext:value-type="float">
            <text:p>70143</text:p>
          </table:table-cell>
          <table:table-cell office:value-type="float" office:value="38839" calcext:value-type="float">
            <text:p>38839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0:.K10])" office:value-type="float" office:value="166222" calcext:value-type="float">
            <text:p>166222</text:p>
          </table:table-cell>
        </table:table-row>
        <table:table-row table:style-name="ro2">
          <table:table-cell office:value-type="string" calcext:value-type="string">
            <text:p>NAO_SAB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2286" calcext:value-type="float">
            <text:p>2286</text:p>
          </table:table-cell>
          <table:table-cell table:style-name="ce1" office:value-type="float" office:value="16950" calcext:value-type="float">
            <text:p>16950</text:p>
          </table:table-cell>
          <table:table-cell office:value-type="float" office:value="48920" calcext:value-type="float">
            <text:p>48920</text:p>
          </table:table-cell>
          <table:table-cell table:style-name="ce1" office:value-type="float" office:value="16792" calcext:value-type="float">
            <text:p>16792</text:p>
          </table:table-cell>
          <table:table-cell table:style-name="ce1" office:value-type="float" office:value="498" calcext:value-type="float">
            <text:p>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1:.K11])" office:value-type="float" office:value="85626" calcext:value-type="float">
            <text:p>85626</text:p>
          </table:table-cell>
        </table:table-row>
        <table:table-row table:style-name="ro2">
          <table:table-cell table:style-name="ce3" table:number-columns-repeated="12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NAO_ESTUDOU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000287017252925981" calcext:value-type="percentage">
            <text:p>0%</text:p>
          </table:table-cell>
          <table:table-cell office:value-type="percentage" office:value="0.00894537104952642" calcext:value-type="percentage">
            <text:p>1%</text:p>
          </table:table-cell>
          <table:table-cell office:value-type="percentage" office:value="0.137146410689798" calcext:value-type="percentage">
            <text:p>14%</text:p>
          </table:table-cell>
          <table:table-cell table:style-name="ce5" office:value-type="percentage" office:value="0.584686035016105" calcext:value-type="percentage">
            <text:p>58%</text:p>
          </table:table-cell>
          <table:table-cell table:style-name="ce5" office:value-type="percentage" office:value="0.260244921389163" calcext:value-type="percentage">
            <text:p>26%</text:p>
          </table:table-cell>
          <table:table-cell table:style-name="ce5" office:value-type="percentage" office:value="0.00869024460248111" calcext:value-type="percentage">
            <text:p>1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4:.K14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RIMARIO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000933718409400756" calcext:value-type="percentage">
            <text:p>0%</text:p>
          </table:table-cell>
          <table:table-cell office:value-type="percentage" office:value="0.0233206105922407" calcext:value-type="percentage">
            <text:p>2%</text:p>
          </table:table-cell>
          <table:table-cell office:value-type="percentage" office:value="0.229456332522952" calcext:value-type="percentage">
            <text:p>23%</text:p>
          </table:table-cell>
          <table:table-cell table:style-name="ce5" office:value-type="percentage" office:value="0.576496618995706" calcext:value-type="percentage">
            <text:p>58%</text:p>
          </table:table-cell>
          <table:table-cell table:style-name="ce5" office:value-type="percentage" office:value="0.165620786161101" calcext:value-type="percentage">
            <text:p>17%</text:p>
          </table:table-cell>
          <table:table-cell table:style-name="ce5" office:value-type="percentage" office:value="0.00417193331859912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5:.K15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GINASIO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0127104210199859" calcext:value-type="percentage">
            <text:p>0%</text:p>
          </table:table-cell>
          <table:table-cell office:value-type="percentage" office:value="0.00159388679590623" calcext:value-type="percentage">
            <text:p>0%</text:p>
          </table:table-cell>
          <table:table-cell office:value-type="percentage" office:value="0.0351900716359329" calcext:value-type="percentage">
            <text:p>4%</text:p>
          </table:table-cell>
          <table:table-cell office:value-type="percentage" office:value="0.280091921764817" calcext:value-type="percentage">
            <text:p>28%</text:p>
          </table:table-cell>
          <table:table-cell table:style-name="ce5" office:value-type="percentage" office:value="0.555643681141294" calcext:value-type="percentage">
            <text:p>56%</text:p>
          </table:table-cell>
          <table:table-cell table:style-name="ce5" office:value-type="percentage" office:value="0.124783287321609" calcext:value-type="percentage">
            <text:p>12%</text:p>
          </table:table-cell>
          <table:table-cell table:style-name="ce5" office:value-type="percentage" office:value="0.00268444091942101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6:.K16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EDIO_INC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0313399063563598" calcext:value-type="percentage">
            <text:p>0%</text:p>
          </table:table-cell>
          <table:table-cell office:value-type="percentage" office:value="0.00394256021963006" calcext:value-type="percentage">
            <text:p>0%</text:p>
          </table:table-cell>
          <table:table-cell office:value-type="percentage" office:value="0.0606740587059126" calcext:value-type="percentage">
            <text:p>6%</text:p>
          </table:table-cell>
          <table:table-cell office:value-type="percentage" office:value="0.343591929347315" calcext:value-type="percentage">
            <text:p>34%</text:p>
          </table:table-cell>
          <table:table-cell table:style-name="ce5" office:value-type="percentage" office:value="0.502629418143299" calcext:value-type="percentage">
            <text:p>50%</text:p>
          </table:table-cell>
          <table:table-cell table:style-name="ce5" office:value-type="percentage" office:value="0.0875762343222118" calcext:value-type="percentage">
            <text:p>9%</text:p>
          </table:table-cell>
          <table:table-cell table:style-name="ce5" office:value-type="percentage" office:value="0.00155445935527545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7:.K17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EDIO_COMP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0687281680678622" calcext:value-type="percentage">
            <text:p>0%</text:p>
          </table:table-cell>
          <table:table-cell office:value-type="percentage" office:value="0.0076288266555327" calcext:value-type="percentage">
            <text:p>1%</text:p>
          </table:table-cell>
          <table:table-cell office:value-type="percentage" office:value="0.0930373211134651" calcext:value-type="percentage">
            <text:p>9%</text:p>
          </table:table-cell>
          <table:table-cell office:value-type="percentage" office:value="0.386705910450633" calcext:value-type="percentage">
            <text:p>39%</text:p>
          </table:table-cell>
          <table:table-cell table:style-name="ce5" office:value-type="percentage" office:value="0.445334474220923" calcext:value-type="percentage">
            <text:p>45%</text:p>
          </table:table-cell>
          <table:table-cell table:style-name="ce5" office:value-type="percentage" office:value="0.066107906660275" calcext:value-type="percentage">
            <text:p>7%</text:p>
          </table:table-cell>
          <table:table-cell table:style-name="ce5" office:value-type="percentage" office:value="0.00111683273110276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8:.K18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UPERIOR_INC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244205014994188" calcext:value-type="percentage">
            <text:p>0%</text:p>
          </table:table-cell>
          <table:table-cell office:value-type="percentage" office:value="0.0182469987203657" calcext:value-type="percentage">
            <text:p>2%</text:p>
          </table:table-cell>
          <table:table-cell office:value-type="percentage" office:value="0.159202133375011" calcext:value-type="percentage">
            <text:p>16%</text:p>
          </table:table-cell>
          <table:table-cell office:value-type="percentage" office:value="0.435905951764625" calcext:value-type="percentage">
            <text:p>44%</text:p>
          </table:table-cell>
          <table:table-cell table:style-name="ce5" office:value-type="percentage" office:value="0.34329364187823" calcext:value-type="percentage">
            <text:p>34%</text:p>
          </table:table-cell>
          <table:table-cell table:style-name="ce5" office:value-type="percentage" office:value="0.0424525998065896" calcext:value-type="percentage">
            <text:p>4%</text:p>
          </table:table-cell>
          <table:table-cell table:style-name="ce5" office:value-type="percentage" office:value="0.000654469440184424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9:.K19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UPERIOR_COMP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569098337177574" calcext:value-type="percentage">
            <text:p>0%</text:p>
          </table:table-cell>
          <table:table-cell office:value-type="percentage" office:value="0.0376471741064025" calcext:value-type="percentage">
            <text:p>4%</text:p>
          </table:table-cell>
          <table:table-cell office:value-type="percentage" office:value="0.22861923929266" calcext:value-type="percentage">
            <text:p>23%</text:p>
          </table:table-cell>
          <table:table-cell office:value-type="percentage" office:value="0.423767204860326" calcext:value-type="percentage">
            <text:p>42%</text:p>
          </table:table-cell>
          <table:table-cell table:style-name="ce5" office:value-type="percentage" office:value="0.275767717425716" calcext:value-type="percentage">
            <text:p>28%</text:p>
          </table:table-cell>
          <table:table-cell table:style-name="ce5" office:value-type="percentage" office:value="0.0331207694511028" calcext:value-type="percentage">
            <text:p>3%</text:p>
          </table:table-cell>
          <table:table-cell table:style-name="ce5" office:value-type="percentage" office:value="0.000508796526615712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20:.K20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OS_GRADUCAO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93248787765759" calcext:value-type="percentage">
            <text:p>0%</text:p>
          </table:table-cell>
          <table:table-cell office:value-type="percentage" office:value="0.0520027433191756" calcext:value-type="percentage">
            <text:p>5%</text:p>
          </table:table-cell>
          <table:table-cell office:value-type="percentage" office:value="0.265361985778056" calcext:value-type="percentage">
            <text:p>27%</text:p>
          </table:table-cell>
          <table:table-cell office:value-type="percentage" office:value="0.421983852919589" calcext:value-type="percentage">
            <text:p>42%</text:p>
          </table:table-cell>
          <table:table-cell table:style-name="ce5" office:value-type="percentage" office:value="0.233657397937698" calcext:value-type="percentage">
            <text:p>23%</text:p>
          </table:table-cell>
          <table:table-cell table:style-name="ce5" office:value-type="percentage" office:value="0.0256283765085247" calcext:value-type="percentage">
            <text:p>3%</text:p>
          </table:table-cell>
          <table:table-cell table:style-name="ce5" office:value-type="percentage" office:value="0.00043315565929901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21:.K21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NAO_SABE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0116786957232616" calcext:value-type="percentage">
            <text:p>0%</text:p>
          </table:table-cell>
          <table:table-cell office:value-type="percentage" office:value="0.00209048653446383" calcext:value-type="percentage">
            <text:p>0%</text:p>
          </table:table-cell>
          <table:table-cell office:value-type="percentage" office:value="0.0266974984233761" calcext:value-type="percentage">
            <text:p>3%</text:p>
          </table:table-cell>
          <table:table-cell office:value-type="percentage" office:value="0.197953892509285" calcext:value-type="percentage">
            <text:p>20%</text:p>
          </table:table-cell>
          <table:table-cell table:style-name="ce5" office:value-type="percentage" office:value="0.571321794781959" calcext:value-type="percentage">
            <text:p>57%</text:p>
          </table:table-cell>
          <table:table-cell table:style-name="ce5" office:value-type="percentage" office:value="0.196108658585009" calcext:value-type="percentage">
            <text:p>20%</text:p>
          </table:table-cell>
          <table:table-cell table:style-name="ce5" office:value-type="percentage" office:value="0.00581599047018429" calcext:value-type="percentage">
            <text:p>1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22:.K22])" office:value-type="percentage" office:value="1" calcext:value-type="percentage">
            <text:p>100,00%</text:p>
          </table:table-cell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>
            <text:p>Acima de 800</text:p>
          </table:table-cell>
          <table:table-cell table:style-name="ce4" office:value-type="string" calcext:value-type="string">
            <text:p>De 600 a 800</text:p>
          </table:table-cell>
          <table:table-cell table:style-name="ce4" office:value-type="string" calcext:value-type="string">
            <text:p>De 400 à 600</text:p>
          </table:table-cell>
          <table:table-cell table:style-name="ce4" office:value-type="string" calcext:value-type="string">
            <text:p>De 200 à 400</text:p>
          </table:table-cell>
          <table:table-cell table:style-name="ce4" office:value-type="string" calcext:value-type="string">
            <text:p>De 0 à 200</text:p>
          </table:table-cell>
          <table:table-cell table:style-name="ce4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O_ESTUDOU</text:p>
          </table:table-cell>
          <table:table-cell table:formula="of:=SUM([.B14];[.C14])" office:value-type="percentage" office:value="0" calcext:value-type="percentage">
            <text:p>0%</text:p>
          </table:table-cell>
          <table:table-cell table:formula="of:=SUM([.D14:.E14])" office:value-type="percentage" office:value="0.0092323883024524" calcext:value-type="percentage">
            <text:p>1%</text:p>
          </table:table-cell>
          <table:table-cell table:formula="of:=SUM([.F14:.G14])" office:value-type="percentage" office:value="0.721832445705903" calcext:value-type="percentage">
            <text:p>72%</text:p>
          </table:table-cell>
          <table:table-cell table:formula="of:=SUM([.H14:.I14])" office:value-type="percentage" office:value="0.268935165991645" calcext:value-type="percentage">
            <text:p>27%</text:p>
          </table:table-cell>
          <table:table-cell table:formula="of:=SUM([.J14:.K14])" office:value-type="percentage" office:value="0" calcext:value-type="percentage">
            <text:p>0%</text:p>
          </table:table-cell>
          <table:table-cell table:style-name="ce6" table:formula="of:=SUM([.B25:.F25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MARIO</text:p>
          </table:table-cell>
          <table:table-cell table:formula="of:=SUM([.B15];[.C15])" office:value-type="percentage" office:value="0" calcext:value-type="percentage">
            <text:p>0%</text:p>
          </table:table-cell>
          <table:table-cell table:formula="of:=SUM([.D15:.E15])" office:value-type="percentage" office:value="0.0242543290016415" calcext:value-type="percentage">
            <text:p>2%</text:p>
          </table:table-cell>
          <table:table-cell table:formula="of:=SUM([.F15:.G15])" office:value-type="percentage" office:value="0.805952951518658" calcext:value-type="percentage">
            <text:p>81%</text:p>
          </table:table-cell>
          <table:table-cell table:formula="of:=SUM([.H15:.I15])" office:value-type="percentage" office:value="0.1697927194797" calcext:value-type="percentage">
            <text:p>17%</text:p>
          </table:table-cell>
          <table:table-cell table:formula="of:=SUM([.J15:.K15])" office:value-type="percentage" office:value="0" calcext:value-type="percentage">
            <text:p>0%</text:p>
          </table:table-cell>
          <table:table-cell table:style-name="ce6" table:formula="of:=SUM([.B26:.F26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NASIO</text:p>
          </table:table-cell>
          <table:table-cell table:formula="of:=SUM([.B16];[.C16])" office:value-type="percentage" office:value="0.0000127104210199859" calcext:value-type="percentage">
            <text:p>0%</text:p>
          </table:table-cell>
          <table:table-cell table:formula="of:=SUM([.D16:.E16])" office:value-type="percentage" office:value="0.0367839584318391" calcext:value-type="percentage">
            <text:p>4%</text:p>
          </table:table-cell>
          <table:table-cell table:formula="of:=SUM([.F16:.G16])" office:value-type="percentage" office:value="0.835735602906111" calcext:value-type="percentage">
            <text:p>84%</text:p>
          </table:table-cell>
          <table:table-cell table:formula="of:=SUM([.H16:.I16])" office:value-type="percentage" office:value="0.12746772824103" calcext:value-type="percentage">
            <text:p>13%</text:p>
          </table:table-cell>
          <table:table-cell table:formula="of:=SUM([.J16:.K16])" office:value-type="percentage" office:value="0" calcext:value-type="percentage">
            <text:p>0%</text:p>
          </table:table-cell>
          <table:table-cell table:style-name="ce6" table:formula="of:=SUM([.B27:.F27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O_INC</text:p>
          </table:table-cell>
          <table:table-cell table:formula="of:=SUM([.B17];[.C17])" office:value-type="percentage" office:value="0.0000313399063563598" calcext:value-type="percentage">
            <text:p>0%</text:p>
          </table:table-cell>
          <table:table-cell table:formula="of:=SUM([.D17:.E17])" office:value-type="percentage" office:value="0.0646166189255427" calcext:value-type="percentage">
            <text:p>6%</text:p>
          </table:table-cell>
          <table:table-cell table:formula="of:=SUM([.F17:.G17])" office:value-type="percentage" office:value="0.846221347490614" calcext:value-type="percentage">
            <text:p>85%</text:p>
          </table:table-cell>
          <table:table-cell table:formula="of:=SUM([.H17:.I17])" office:value-type="percentage" office:value="0.0891306936774873" calcext:value-type="percentage">
            <text:p>9%</text:p>
          </table:table-cell>
          <table:table-cell table:formula="of:=SUM([.J17:.K17])" office:value-type="percentage" office:value="0" calcext:value-type="percentage">
            <text:p>0%</text:p>
          </table:table-cell>
          <table:table-cell table:style-name="ce6" table:formula="of:=SUM([.B28:.F28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O_COMP</text:p>
          </table:table-cell>
          <table:table-cell table:formula="of:=SUM([.B18];[.C18])" office:value-type="percentage" office:value="0.0000687281680678622" calcext:value-type="percentage">
            <text:p>0%</text:p>
          </table:table-cell>
          <table:table-cell table:formula="of:=SUM([.D18:.E18])" office:value-type="percentage" office:value="0.100666147768998" calcext:value-type="percentage">
            <text:p>10%</text:p>
          </table:table-cell>
          <table:table-cell table:formula="of:=SUM([.F18:.G18])" office:value-type="percentage" office:value="0.832040384671557" calcext:value-type="percentage">
            <text:p>83%</text:p>
          </table:table-cell>
          <table:table-cell table:formula="of:=SUM([.H18:.I18])" office:value-type="percentage" office:value="0.0672247393913777" calcext:value-type="percentage">
            <text:p>7%</text:p>
          </table:table-cell>
          <table:table-cell table:formula="of:=SUM([.J18:.K18])" office:value-type="percentage" office:value="0" calcext:value-type="percentage">
            <text:p>0%</text:p>
          </table:table-cell>
          <table:table-cell table:style-name="ce6" table:formula="of:=SUM([.B29:.F29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IOR_INC</text:p>
          </table:table-cell>
          <table:table-cell table:formula="of:=SUM([.B19];[.C19])" office:value-type="percentage" office:value="0.000244205014994188" calcext:value-type="percentage">
            <text:p>0%</text:p>
          </table:table-cell>
          <table:table-cell table:formula="of:=SUM([.D19:.E19])" office:value-type="percentage" office:value="0.177449132095377" calcext:value-type="percentage">
            <text:p>18%</text:p>
          </table:table-cell>
          <table:table-cell table:formula="of:=SUM([.F19:.G19])" office:value-type="percentage" office:value="0.779199593642855" calcext:value-type="percentage">
            <text:p>78%</text:p>
          </table:table-cell>
          <table:table-cell table:formula="of:=SUM([.H19:.I19])" office:value-type="percentage" office:value="0.043107069246774" calcext:value-type="percentage">
            <text:p>4%</text:p>
          </table:table-cell>
          <table:table-cell table:formula="of:=SUM([.J19:.K19])" office:value-type="percentage" office:value="0" calcext:value-type="percentage">
            <text:p>0%</text:p>
          </table:table-cell>
          <table:table-cell table:style-name="ce6" table:formula="of:=SUM([.B30:.F30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IOR_COMP</text:p>
          </table:table-cell>
          <table:table-cell table:formula="of:=SUM([.B20];[.C20])" office:value-type="percentage" office:value="0.000569098337177574" calcext:value-type="percentage">
            <text:p>0%</text:p>
          </table:table-cell>
          <table:table-cell table:formula="of:=SUM([.D20:.E20])" office:value-type="percentage" office:value="0.266266413399062" calcext:value-type="percentage">
            <text:p>27%</text:p>
          </table:table-cell>
          <table:table-cell table:formula="of:=SUM([.F20:.G20])" office:value-type="percentage" office:value="0.699534922286042" calcext:value-type="percentage">
            <text:p>70%</text:p>
          </table:table-cell>
          <table:table-cell table:formula="of:=SUM([.H20:.I20])" office:value-type="percentage" office:value="0.0336295659777185" calcext:value-type="percentage">
            <text:p>3%</text:p>
          </table:table-cell>
          <table:table-cell table:formula="of:=SUM([.J20:.K20])" office:value-type="percentage" office:value="0" calcext:value-type="percentage">
            <text:p>0%</text:p>
          </table:table-cell>
          <table:table-cell table:style-name="ce6" table:formula="of:=SUM([.B31:.F31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S_GRADUCAO</text:p>
          </table:table-cell>
          <table:table-cell table:formula="of:=SUM([.B21];[.C21])" office:value-type="percentage" office:value="0.00093248787765759" calcext:value-type="percentage">
            <text:p>0%</text:p>
          </table:table-cell>
          <table:table-cell table:formula="of:=SUM([.D21:.E21])" office:value-type="percentage" office:value="0.317364729097231" calcext:value-type="percentage">
            <text:p>32%</text:p>
          </table:table-cell>
          <table:table-cell table:formula="of:=SUM([.F21:.G21])" office:value-type="percentage" office:value="0.655641250857287" calcext:value-type="percentage">
            <text:p>66%</text:p>
          </table:table-cell>
          <table:table-cell table:formula="of:=SUM([.H21:.I21])" office:value-type="percentage" office:value="0.0260615321678237" calcext:value-type="percentage">
            <text:p>3%</text:p>
          </table:table-cell>
          <table:table-cell table:formula="of:=SUM([.J21:.K21])" office:value-type="percentage" office:value="0" calcext:value-type="percentage">
            <text:p>0%</text:p>
          </table:table-cell>
          <table:table-cell table:style-name="ce6" table:formula="of:=SUM([.B32:.F32])" office:value-type="percentage" office:value="1" calcext:value-type="percentage">
            <text:p>100,00%</text:p>
          </table:table-cell>
          <table:table-cell table:number-columns-repeated="5"/>
        </table:table-row>
      </table:table>
      <table:table table:name="PAI X MED" table:style-name="ta1">
        <table:shapes>
          <draw:frame draw:z-index="0" draw:style-name="gr1" draw:text-style-name="P1" svg:width="180.46mm" svg:height="138.06mm" svg:x="348.6mm" svg:y="69.45mm">
            <draw:object draw:notify-on-update-of-ranges="'PAI X MED'.A25:'PAI X MED'.A32 'PAI X MED'.B24:'PAI X MED'.B24 'PAI X MED'.B25:'PAI X MED'.B32 'PAI X MED'.C24:'PAI X MED'.C24 'PAI X MED'.C25:'PAI X MED'.C32 'PAI X MED'.D24:'PAI X MED'.D24 'PAI X MED'.D25:'PAI X MED'.D32 'PAI X MED'.E24:'PAI X MED'.E24 'PAI X MED'.E25:'PAI X MED'.E32 'PAI X MED'.F24:'PAI X MED'.F24 'PAI X MED'.F25:'PAI X MED'.F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2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1"/>
        <table:table-column table:style-name="co13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8" table:default-cell-style-name="Default"/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NAO_ESTUDOU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14604" calcext:value-type="float">
            <text:p>14604</text:p>
          </table:table-cell>
          <table:table-cell office:value-type="float" office:value="57416" calcext:value-type="float">
            <text:p>57416</text:p>
          </table:table-cell>
          <table:table-cell table:style-name="ce1" office:value-type="float" office:value="23645" calcext:value-type="float">
            <text:p>23645</text:p>
          </table:table-cell>
          <table:table-cell table:style-name="ce1" office:value-type="float" office:value="722" calcext:value-type="float">
            <text:p>7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:.K3])" office:value-type="float" office:value="97582" calcext:value-type="float">
            <text:p>97582</text:p>
          </table:table-cell>
        </table:table-row>
        <table:table-row table:style-name="ro2">
          <table:table-cell office:value-type="string" calcext:value-type="string">
            <text:p>PRIMAR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14737" calcext:value-type="float">
            <text:p>14737</text:p>
          </table:table-cell>
          <table:table-cell table:style-name="ce1" office:value-type="float" office:value="125800" calcext:value-type="float">
            <text:p>125800</text:p>
          </table:table-cell>
          <table:table-cell office:value-type="float" office:value="287069" calcext:value-type="float">
            <text:p>287069</text:p>
          </table:table-cell>
          <table:table-cell table:style-name="ce1" office:value-type="float" office:value="76906" calcext:value-type="float">
            <text:p>76906</text:p>
          </table:table-cell>
          <table:table-cell table:style-name="ce1" office:value-type="float" office:value="1915" calcext:value-type="float">
            <text:p>19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:.K4])" office:value-type="float" office:value="507080" calcext:value-type="float">
            <text:p>507080</text:p>
          </table:table-cell>
        </table:table-row>
        <table:table-row table:style-name="ro2">
          <table:table-cell office:value-type="string" calcext:value-type="string">
            <text:p>GINASI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89" calcext:value-type="float">
            <text:p>989</text:p>
          </table:table-cell>
          <table:table-cell table:style-name="ce1" office:value-type="float" office:value="17409" calcext:value-type="float">
            <text:p>17409</text:p>
          </table:table-cell>
          <table:table-cell table:style-name="ce1" office:value-type="float" office:value="117774" calcext:value-type="float">
            <text:p>117774</text:p>
          </table:table-cell>
          <table:table-cell office:value-type="float" office:value="202800" calcext:value-type="float">
            <text:p>202800</text:p>
          </table:table-cell>
          <table:table-cell table:style-name="ce1" office:value-type="float" office:value="40614" calcext:value-type="float">
            <text:p>40614</text:p>
          </table:table-cell>
          <table:table-cell table:style-name="ce1" office:value-type="float" office:value="812" calcext:value-type="float">
            <text:p>8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:.K5])" office:value-type="float" office:value="380405" calcext:value-type="float">
            <text:p>380405</text:p>
          </table:table-cell>
        </table:table-row>
        <table:table-row table:style-name="ro2">
          <table:table-cell office:value-type="string" calcext:value-type="string">
            <text:p>MEDIO_IN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11022" calcext:value-type="float">
            <text:p>11022</text:p>
          </table:table-cell>
          <table:table-cell table:style-name="ce1" office:value-type="float" office:value="52162" calcext:value-type="float">
            <text:p>52162</text:p>
          </table:table-cell>
          <table:table-cell office:value-type="float" office:value="66145" calcext:value-type="float">
            <text:p>66145</text:p>
          </table:table-cell>
          <table:table-cell table:style-name="ce1" office:value-type="float" office:value="10443" calcext:value-type="float">
            <text:p>10443</text:p>
          </table:table-cell>
          <table:table-cell table:style-name="ce1" office:value-type="float" office:value="183" calcext:value-type="float">
            <text:p>1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:.K6])" office:value-type="float" office:value="140740" calcext:value-type="float">
            <text:p>140740</text:p>
          </table:table-cell>
        </table:table-row>
        <table:table-row table:style-name="ro2">
          <table:table-cell office:value-type="string" calcext:value-type="string">
            <text:p>MEDIO_COM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21" calcext:value-type="float">
            <text:p>4521</text:p>
          </table:table-cell>
          <table:table-cell table:style-name="ce1" office:value-type="float" office:value="52720" calcext:value-type="float">
            <text:p>52720</text:p>
          </table:table-cell>
          <table:table-cell table:style-name="ce1" office:value-type="float" office:value="200435" calcext:value-type="float">
            <text:p>200435</text:p>
          </table:table-cell>
          <table:table-cell office:value-type="float" office:value="202850" calcext:value-type="float">
            <text:p>202850</text:p>
          </table:table-cell>
          <table:table-cell table:style-name="ce1" office:value-type="float" office:value="26543" calcext:value-type="float">
            <text:p>26543</text:p>
          </table:table-cell>
          <table:table-cell table:style-name="ce1" office:value-type="float" office:value="381" calcext:value-type="float">
            <text:p>3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:.K7])" office:value-type="float" office:value="487488" calcext:value-type="float">
            <text:p>487488</text:p>
          </table:table-cell>
        </table:table-row>
        <table:table-row table:style-name="ro2">
          <table:table-cell office:value-type="string" calcext:value-type="string">
            <text:p>SUPERIOR_IN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91" calcext:value-type="float">
            <text:p>2191</text:p>
          </table:table-cell>
          <table:table-cell table:style-name="ce1" office:value-type="float" office:value="17468" calcext:value-type="float">
            <text:p>17468</text:p>
          </table:table-cell>
          <table:table-cell table:style-name="ce1" office:value-type="float" office:value="39468" calcext:value-type="float">
            <text:p>39468</text:p>
          </table:table-cell>
          <table:table-cell office:value-type="float" office:value="24969" calcext:value-type="float">
            <text:p>24969</text:p>
          </table:table-cell>
          <table:table-cell table:style-name="ce1" office:value-type="float" office:value="2509" calcext:value-type="float">
            <text:p>2509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8:.K8])" office:value-type="float" office:value="86669" calcext:value-type="float">
            <text:p>86669</text:p>
          </table:table-cell>
        </table:table-row>
        <table:table-row table:style-name="ro2">
          <table:table-cell office:value-type="string" calcext:value-type="string">
            <text:p>SUPERIOR_COM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9604" calcext:value-type="float">
            <text:p>9604</text:p>
          </table:table-cell>
          <table:table-cell table:style-name="ce1" office:value-type="float" office:value="55525" calcext:value-type="float">
            <text:p>55525</text:p>
          </table:table-cell>
          <table:table-cell table:style-name="ce1" office:value-type="float" office:value="92937" calcext:value-type="float">
            <text:p>92937</text:p>
          </table:table-cell>
          <table:table-cell office:value-type="float" office:value="49045" calcext:value-type="float">
            <text:p>49045</text:p>
          </table:table-cell>
          <table:table-cell table:style-name="ce1" office:value-type="float" office:value="4852" calcext:value-type="float">
            <text:p>4852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9:.K9])" office:value-type="float" office:value="212196" calcext:value-type="float">
            <text:p>212196</text:p>
          </table:table-cell>
        </table:table-row>
        <table:table-row table:style-name="ro2">
          <table:table-cell office:value-type="string" calcext:value-type="string">
            <text:p>POS_GRADUCA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492" calcext:value-type="float">
            <text:p>7492</text:p>
          </table:table-cell>
          <table:table-cell table:style-name="ce1" office:value-type="float" office:value="33462" calcext:value-type="float">
            <text:p>33462</text:p>
          </table:table-cell>
          <table:table-cell table:style-name="ce1" office:value-type="float" office:value="39519" calcext:value-type="float">
            <text:p>39519</text:p>
          </table:table-cell>
          <table:table-cell office:value-type="float" office:value="14874" calcext:value-type="float">
            <text:p>14874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0:.K10])" office:value-type="float" office:value="96851" calcext:value-type="float">
            <text:p>96851</text:p>
          </table:table-cell>
        </table:table-row>
        <table:table-row table:style-name="ro2">
          <table:table-cell office:value-type="string" calcext:value-type="string">
            <text:p>NAO_SAB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7468" calcext:value-type="float">
            <text:p>7468</text:p>
          </table:table-cell>
          <table:table-cell table:style-name="ce1" office:value-type="float" office:value="52522" calcext:value-type="float">
            <text:p>52522</text:p>
          </table:table-cell>
          <table:table-cell office:value-type="float" office:value="117677" calcext:value-type="float">
            <text:p>117677</text:p>
          </table:table-cell>
          <table:table-cell table:style-name="ce1" office:value-type="float" office:value="31875" calcext:value-type="float">
            <text:p>31875</text:p>
          </table:table-cell>
          <table:table-cell table:style-name="ce1" office:value-type="float" office:value="812" calcext:value-type="float">
            <text:p>8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1:.K11])" office:value-type="float" office:value="210869" calcext:value-type="float">
            <text:p>210869</text:p>
          </table:table-cell>
        </table:table-row>
        <table:table-row table:style-name="ro2">
          <table:table-cell table:style-name="ce3" table:number-columns-repeated="12"/>
        </table:table-row>
        <table:table-row table:style-name="ro2">
          <table:table-cell table:style-name="ce1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NAO_ESTUDOU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0003074337480273" calcext:value-type="percentage">
            <text:p>0%</text:p>
          </table:table-cell>
          <table:table-cell office:value-type="percentage" office:value="0.0119386772150602" calcext:value-type="percentage">
            <text:p>1%</text:p>
          </table:table-cell>
          <table:table-cell office:value-type="percentage" office:value="0.14965874853969" calcext:value-type="percentage">
            <text:p>15%</text:p>
          </table:table-cell>
          <table:table-cell table:style-name="ce5" office:value-type="percentage" office:value="0.588387202557849" calcext:value-type="percentage">
            <text:p>59%</text:p>
          </table:table-cell>
          <table:table-cell table:style-name="ce5" office:value-type="percentage" office:value="0.242309032403517" calcext:value-type="percentage">
            <text:p>24%</text:p>
          </table:table-cell>
          <table:table-cell table:style-name="ce5" office:value-type="percentage" office:value="0.00739890553585702" calcext:value-type="percentage">
            <text:p>1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4:.K14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RIMARIO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00986037706081881" calcext:value-type="percentage">
            <text:p>0%</text:p>
          </table:table-cell>
          <table:table-cell office:value-type="percentage" office:value="0.00127790486708212" calcext:value-type="percentage">
            <text:p>0%</text:p>
          </table:table-cell>
          <table:table-cell office:value-type="percentage" office:value="0.0290624753490573" calcext:value-type="percentage">
            <text:p>3%</text:p>
          </table:table-cell>
          <table:table-cell office:value-type="percentage" office:value="0.248087086850201" calcext:value-type="percentage">
            <text:p>25%</text:p>
          </table:table-cell>
          <table:table-cell table:style-name="ce5" office:value-type="percentage" office:value="0.566121716494439" calcext:value-type="percentage">
            <text:p>57%</text:p>
          </table:table-cell>
          <table:table-cell table:style-name="ce5" office:value-type="percentage" office:value="0.151664431647866" calcext:value-type="percentage">
            <text:p>15%</text:p>
          </table:table-cell>
          <table:table-cell table:style-name="ce5" office:value-type="percentage" office:value="0.0037765244142936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5:.K15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GINASIO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0184014405699189" calcext:value-type="percentage">
            <text:p>0%</text:p>
          </table:table-cell>
          <table:table-cell office:value-type="percentage" office:value="0.00259986067480711" calcext:value-type="percentage">
            <text:p>0%</text:p>
          </table:table-cell>
          <table:table-cell office:value-type="percentage" office:value="0.0457643826973883" calcext:value-type="percentage">
            <text:p>5%</text:p>
          </table:table-cell>
          <table:table-cell office:value-type="percentage" office:value="0.309601608811661" calcext:value-type="percentage">
            <text:p>31%</text:p>
          </table:table-cell>
          <table:table-cell table:style-name="ce5" office:value-type="percentage" office:value="0.533116021082793" calcext:value-type="percentage">
            <text:p>53%</text:p>
          </table:table-cell>
          <table:table-cell table:style-name="ce5" office:value-type="percentage" office:value="0.106765158186669" calcext:value-type="percentage">
            <text:p>11%</text:p>
          </table:table-cell>
          <table:table-cell table:style-name="ce5" office:value-type="percentage" office:value="0.00213456710611059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6:.K16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EDIO_INC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0284212022168538" calcext:value-type="percentage">
            <text:p>0%</text:p>
          </table:table-cell>
          <table:table-cell office:value-type="percentage" office:value="0.0055492397328407" calcext:value-type="percentage">
            <text:p>1%</text:p>
          </table:table-cell>
          <table:table-cell office:value-type="percentage" office:value="0.0783146227085406" calcext:value-type="percentage">
            <text:p>8%</text:p>
          </table:table-cell>
          <table:table-cell office:value-type="percentage" office:value="0.370626687508882" calcext:value-type="percentage">
            <text:p>37%</text:p>
          </table:table-cell>
          <table:table-cell table:style-name="ce5" office:value-type="percentage" office:value="0.469980105158448" calcext:value-type="percentage">
            <text:p>47%</text:p>
          </table:table-cell>
          <table:table-cell table:style-name="ce5" office:value-type="percentage" office:value="0.074200653687651" calcext:value-type="percentage">
            <text:p>7%</text:p>
          </table:table-cell>
          <table:table-cell table:style-name="ce5" office:value-type="percentage" office:value="0.00130027000142106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7:.K17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EDIO_COMP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0779506367336222" calcext:value-type="percentage">
            <text:p>0%</text:p>
          </table:table-cell>
          <table:table-cell office:value-type="percentage" office:value="0.00927407443875542" calcext:value-type="percentage">
            <text:p>1%</text:p>
          </table:table-cell>
          <table:table-cell office:value-type="percentage" office:value="0.108146251805173" calcext:value-type="percentage">
            <text:p>11%</text:p>
          </table:table-cell>
          <table:table-cell office:value-type="percentage" office:value="0.411158838781673" calcext:value-type="percentage">
            <text:p>41%</text:p>
          </table:table-cell>
          <table:table-cell table:style-name="ce5" office:value-type="percentage" office:value="0.416112806879349" calcext:value-type="percentage">
            <text:p>42%</text:p>
          </table:table-cell>
          <table:table-cell table:style-name="ce5" office:value-type="percentage" office:value="0.0544485197584351" calcext:value-type="percentage">
            <text:p>5%</text:p>
          </table:table-cell>
          <table:table-cell table:style-name="ce5" office:value-type="percentage" office:value="0.000781557699881843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8:.K18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UPERIOR_INC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299991923294373" calcext:value-type="percentage">
            <text:p>0%</text:p>
          </table:table-cell>
          <table:table-cell office:value-type="percentage" office:value="0.0252800886129989" calcext:value-type="percentage">
            <text:p>3%</text:p>
          </table:table-cell>
          <table:table-cell office:value-type="percentage" office:value="0.201548419850235" calcext:value-type="percentage">
            <text:p>20%</text:p>
          </table:table-cell>
          <table:table-cell office:value-type="percentage" office:value="0.455387739560858" calcext:value-type="percentage">
            <text:p>46%</text:p>
          </table:table-cell>
          <table:table-cell table:style-name="ce5" office:value-type="percentage" office:value="0.288096089720661" calcext:value-type="percentage">
            <text:p>29%</text:p>
          </table:table-cell>
          <table:table-cell table:style-name="ce5" office:value-type="percentage" office:value="0.028949220597907" calcext:value-type="percentage">
            <text:p>3%</text:p>
          </table:table-cell>
          <table:table-cell table:style-name="ce5" office:value-type="percentage" office:value="0.000438449734045622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19:.K19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UPERIOR_COMP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768157740956474" calcext:value-type="percentage">
            <text:p>0%</text:p>
          </table:table-cell>
          <table:table-cell office:value-type="percentage" office:value="0.0452600426021226" calcext:value-type="percentage">
            <text:p>5%</text:p>
          </table:table-cell>
          <table:table-cell office:value-type="percentage" office:value="0.261668457463854" calcext:value-type="percentage">
            <text:p>26%</text:p>
          </table:table-cell>
          <table:table-cell office:value-type="percentage" office:value="0.437977153197987" calcext:value-type="percentage">
            <text:p>44%</text:p>
          </table:table-cell>
          <table:table-cell table:style-name="ce5" office:value-type="percentage" office:value="0.231130652792701" calcext:value-type="percentage">
            <text:p>23%</text:p>
          </table:table-cell>
          <table:table-cell table:style-name="ce5" office:value-type="percentage" office:value="0.0228656525099436" calcext:value-type="percentage">
            <text:p>2%</text:p>
          </table:table-cell>
          <table:table-cell table:style-name="ce5" office:value-type="percentage" office:value="0.000329883692435296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20:.K20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OS_GRADUCAO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142486912886805" calcext:value-type="percentage">
            <text:p>0%</text:p>
          </table:table-cell>
          <table:table-cell office:value-type="percentage" office:value="0.0773559385034744" calcext:value-type="percentage">
            <text:p>8%</text:p>
          </table:table-cell>
          <table:table-cell office:value-type="percentage" office:value="0.345499788334658" calcext:value-type="percentage">
            <text:p>35%</text:p>
          </table:table-cell>
          <table:table-cell office:value-type="percentage" office:value="0.408039152925628" calcext:value-type="percentage">
            <text:p>41%</text:p>
          </table:table-cell>
          <table:table-cell table:style-name="ce5" office:value-type="percentage" office:value="0.1535761117593" calcext:value-type="percentage">
            <text:p>15%</text:p>
          </table:table-cell>
          <table:table-cell table:style-name="ce5" office:value-type="percentage" office:value="0.013918286853001" calcext:value-type="percentage">
            <text:p>1%</text:p>
          </table:table-cell>
          <table:table-cell table:style-name="ce5" office:value-type="percentage" office:value="0.000185852495069746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21:.K21]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NAO_SABE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00000474228075250511" calcext:value-type="percentage">
            <text:p>0%</text:p>
          </table:table-cell>
          <table:table-cell office:value-type="percentage" office:value="0.00243753230678763" calcext:value-type="percentage">
            <text:p>0%</text:p>
          </table:table-cell>
          <table:table-cell office:value-type="percentage" office:value="0.0354153526597082" calcext:value-type="percentage">
            <text:p>4%</text:p>
          </table:table-cell>
          <table:table-cell office:value-type="percentage" office:value="0.249074069683073" calcext:value-type="percentage">
            <text:p>25%</text:p>
          </table:table-cell>
          <table:table-cell table:style-name="ce5" office:value-type="percentage" office:value="0.558057372112544" calcext:value-type="percentage">
            <text:p>56%</text:p>
          </table:table-cell>
          <table:table-cell table:style-name="ce5" office:value-type="percentage" office:value="0.1511601989861" calcext:value-type="percentage">
            <text:p>15%</text:p>
          </table:table-cell>
          <table:table-cell table:style-name="ce5" office:value-type="percentage" office:value="0.00385073197103415" calcext:value-type="percentage">
            <text:p>0%</text:p>
          </table:table-cell>
          <table:table-cell table:number-columns-repeated="2" table:style-name="ce5" office:value-type="percentage" office:value="0" calcext:value-type="percentage">
            <text:p>0%</text:p>
          </table:table-cell>
          <table:table-cell table:style-name="ce6" table:formula="of:=SUM([.B22:.K22])" office:value-type="percentage" office:value="1" calcext:value-type="percentage">
            <text:p>100,00%</text:p>
          </table:table-cell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2">
          <table:table-cell table:style-name="ce1"/>
          <table:table-cell table:style-name="ce4" office:value-type="string" calcext:value-type="string">
            <text:p>Acima de 800</text:p>
          </table:table-cell>
          <table:table-cell table:style-name="ce4" office:value-type="string" calcext:value-type="string">
            <text:p>De 600 a 800</text:p>
          </table:table-cell>
          <table:table-cell table:style-name="ce4" office:value-type="string" calcext:value-type="string">
            <text:p>De 400 à 600</text:p>
          </table:table-cell>
          <table:table-cell table:style-name="ce4" office:value-type="string" calcext:value-type="string">
            <text:p>De 200 à 400</text:p>
          </table:table-cell>
          <table:table-cell table:style-name="ce4" office:value-type="string" calcext:value-type="string">
            <text:p>De 0 à 200</text:p>
          </table:table-cell>
          <table:table-cell table:style-name="ce4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O_ESTUDOU</text:p>
          </table:table-cell>
          <table:table-cell table:formula="of:=SUM([.B14];[.C14])" office:value-type="percentage" office:value="0" calcext:value-type="percentage">
            <text:p>0%</text:p>
          </table:table-cell>
          <table:table-cell table:formula="of:=SUM([.D14:.E14])" office:value-type="percentage" office:value="0.0122461109630875" calcext:value-type="percentage">
            <text:p>1%</text:p>
          </table:table-cell>
          <table:table-cell table:formula="of:=SUM([.F14:.G14])" office:value-type="percentage" office:value="0.738045951097539" calcext:value-type="percentage">
            <text:p>74%</text:p>
          </table:table-cell>
          <table:table-cell table:formula="of:=SUM([.H14:.I14])" office:value-type="percentage" office:value="0.249707937939374" calcext:value-type="percentage">
            <text:p>25%</text:p>
          </table:table-cell>
          <table:table-cell table:formula="of:=SUM([.J14:.K14])" office:value-type="percentage" office:value="0" calcext:value-type="percentage">
            <text:p>0%</text:p>
          </table:table-cell>
          <table:table-cell table:style-name="ce6" table:formula="of:=SUM([.B25:.F25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IMARIO</text:p>
          </table:table-cell>
          <table:table-cell table:formula="of:=SUM([.B15];[.C15])" office:value-type="percentage" office:value="0.00000986037706081881" calcext:value-type="percentage">
            <text:p>0%</text:p>
          </table:table-cell>
          <table:table-cell table:formula="of:=SUM([.D15:.E15])" office:value-type="percentage" office:value="0.0303403802161395" calcext:value-type="percentage">
            <text:p>3%</text:p>
          </table:table-cell>
          <table:table-cell table:formula="of:=SUM([.F15:.G15])" office:value-type="percentage" office:value="0.81420880334464" calcext:value-type="percentage">
            <text:p>81%</text:p>
          </table:table-cell>
          <table:table-cell table:formula="of:=SUM([.H15:.I15])" office:value-type="percentage" office:value="0.15544095606216" calcext:value-type="percentage">
            <text:p>16%</text:p>
          </table:table-cell>
          <table:table-cell table:formula="of:=SUM([.J15:.K15])" office:value-type="percentage" office:value="0" calcext:value-type="percentage">
            <text:p>0%</text:p>
          </table:table-cell>
          <table:table-cell table:style-name="ce6" table:formula="of:=SUM([.B26:.F26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INASIO</text:p>
          </table:table-cell>
          <table:table-cell table:formula="of:=SUM([.B16];[.C16])" office:value-type="percentage" office:value="0.0000184014405699189" calcext:value-type="percentage">
            <text:p>0%</text:p>
          </table:table-cell>
          <table:table-cell table:formula="of:=SUM([.D16:.E16])" office:value-type="percentage" office:value="0.0483642433721954" calcext:value-type="percentage">
            <text:p>5%</text:p>
          </table:table-cell>
          <table:table-cell table:formula="of:=SUM([.F16:.G16])" office:value-type="percentage" office:value="0.842717629894455" calcext:value-type="percentage">
            <text:p>84%</text:p>
          </table:table-cell>
          <table:table-cell table:formula="of:=SUM([.H16:.I16])" office:value-type="percentage" office:value="0.10889972529278" calcext:value-type="percentage">
            <text:p>11%</text:p>
          </table:table-cell>
          <table:table-cell table:formula="of:=SUM([.J16:.K16])" office:value-type="percentage" office:value="0" calcext:value-type="percentage">
            <text:p>0%</text:p>
          </table:table-cell>
          <table:table-cell table:style-name="ce6" table:formula="of:=SUM([.B27:.F27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O_INC</text:p>
          </table:table-cell>
          <table:table-cell table:formula="of:=SUM([.B17];[.C17])" office:value-type="percentage" office:value="0.0000284212022168538" calcext:value-type="percentage">
            <text:p>0%</text:p>
          </table:table-cell>
          <table:table-cell table:formula="of:=SUM([.D17:.E17])" office:value-type="percentage" office:value="0.0838638624413813" calcext:value-type="percentage">
            <text:p>8%</text:p>
          </table:table-cell>
          <table:table-cell table:formula="of:=SUM([.F17:.G17])" office:value-type="percentage" office:value="0.84060679266733" calcext:value-type="percentage">
            <text:p>84%</text:p>
          </table:table-cell>
          <table:table-cell table:formula="of:=SUM([.H17:.I17])" office:value-type="percentage" office:value="0.075500923689072" calcext:value-type="percentage">
            <text:p>8%</text:p>
          </table:table-cell>
          <table:table-cell table:formula="of:=SUM([.J17:.K17])" office:value-type="percentage" office:value="0" calcext:value-type="percentage">
            <text:p>0%</text:p>
          </table:table-cell>
          <table:table-cell table:style-name="ce6" table:formula="of:=SUM([.B28:.F28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O_COMP</text:p>
          </table:table-cell>
          <table:table-cell table:formula="of:=SUM([.B18];[.C18])" office:value-type="percentage" office:value="0.0000779506367336222" calcext:value-type="percentage">
            <text:p>0%</text:p>
          </table:table-cell>
          <table:table-cell table:formula="of:=SUM([.D18:.E18])" office:value-type="percentage" office:value="0.117420326243928" calcext:value-type="percentage">
            <text:p>12%</text:p>
          </table:table-cell>
          <table:table-cell table:formula="of:=SUM([.F18:.G18])" office:value-type="percentage" office:value="0.827271645661021" calcext:value-type="percentage">
            <text:p>83%</text:p>
          </table:table-cell>
          <table:table-cell table:formula="of:=SUM([.H18:.I18])" office:value-type="percentage" office:value="0.0552300774583169" calcext:value-type="percentage">
            <text:p>6%</text:p>
          </table:table-cell>
          <table:table-cell table:formula="of:=SUM([.J18:.K18])" office:value-type="percentage" office:value="0" calcext:value-type="percentage">
            <text:p>0%</text:p>
          </table:table-cell>
          <table:table-cell table:style-name="ce6" table:formula="of:=SUM([.B29:.F29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IOR_INC</text:p>
          </table:table-cell>
          <table:table-cell table:formula="of:=SUM([.B19];[.C19])" office:value-type="percentage" office:value="0.000299991923294373" calcext:value-type="percentage">
            <text:p>0%</text:p>
          </table:table-cell>
          <table:table-cell table:formula="of:=SUM([.D19:.E19])" office:value-type="percentage" office:value="0.226828508463234" calcext:value-type="percentage">
            <text:p>23%</text:p>
          </table:table-cell>
          <table:table-cell table:formula="of:=SUM([.F19:.G19])" office:value-type="percentage" office:value="0.743483829281519" calcext:value-type="percentage">
            <text:p>74%</text:p>
          </table:table-cell>
          <table:table-cell table:formula="of:=SUM([.H19:.I19])" office:value-type="percentage" office:value="0.0293876703319526" calcext:value-type="percentage">
            <text:p>3%</text:p>
          </table:table-cell>
          <table:table-cell table:formula="of:=SUM([.J19:.K19])" office:value-type="percentage" office:value="0" calcext:value-type="percentage">
            <text:p>0%</text:p>
          </table:table-cell>
          <table:table-cell table:style-name="ce6" table:formula="of:=SUM([.B30:.F30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IOR_COMP</text:p>
          </table:table-cell>
          <table:table-cell table:formula="of:=SUM([.B20];[.C20])" office:value-type="percentage" office:value="0.000768157740956474" calcext:value-type="percentage">
            <text:p>0%</text:p>
          </table:table-cell>
          <table:table-cell table:formula="of:=SUM([.D20:.E20])" office:value-type="percentage" office:value="0.306928500065977" calcext:value-type="percentage">
            <text:p>31%</text:p>
          </table:table-cell>
          <table:table-cell table:formula="of:=SUM([.F20:.G20])" office:value-type="percentage" office:value="0.669107805990688" calcext:value-type="percentage">
            <text:p>67%</text:p>
          </table:table-cell>
          <table:table-cell table:formula="of:=SUM([.H20:.I20])" office:value-type="percentage" office:value="0.0231955362023789" calcext:value-type="percentage">
            <text:p>2%</text:p>
          </table:table-cell>
          <table:table-cell table:formula="of:=SUM([.J20:.K20])" office:value-type="percentage" office:value="0" calcext:value-type="percentage">
            <text:p>0%</text:p>
          </table:table-cell>
          <table:table-cell table:style-name="ce6" table:formula="of:=SUM([.B31:.F31])" office:value-type="percentage" office:value="1" calcext:value-type="percentage">
            <text:p>100,00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S_GRADUCAO</text:p>
          </table:table-cell>
          <table:table-cell table:formula="of:=SUM([.B21];[.C21])" office:value-type="percentage" office:value="0.00142486912886805" calcext:value-type="percentage">
            <text:p>0%</text:p>
          </table:table-cell>
          <table:table-cell table:formula="of:=SUM([.D21:.E21])" office:value-type="percentage" office:value="0.422855726838133" calcext:value-type="percentage">
            <text:p>42%</text:p>
          </table:table-cell>
          <table:table-cell table:formula="of:=SUM([.F21:.G21])" office:value-type="percentage" office:value="0.561615264684928" calcext:value-type="percentage">
            <text:p>56%</text:p>
          </table:table-cell>
          <table:table-cell table:formula="of:=SUM([.H21:.I21])" office:value-type="percentage" office:value="0.0141041393480707" calcext:value-type="percentage">
            <text:p>1%</text:p>
          </table:table-cell>
          <table:table-cell table:formula="of:=SUM([.J21:.K21])" office:value-type="percentage" office:value="0" calcext:value-type="percentage">
            <text:p>0%</text:p>
          </table:table-cell>
          <table:table-cell table:style-name="ce6" table:formula="of:=SUM([.B32:.F32])" office:value-type="percentage" office:value="1" calcext:value-type="percentage">
            <text:p>100,0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percentage-style style:name="N111">
      <number:number number:decimal-places="1" number:min-integer-digits="1"/>
      <number:text>%</number:text>
    </number:percentage-style>
    <number:percentage-style style:name="N112">
      <number:number number:decimal-places="3" number:min-integer-digits="1"/>
      <number:text>%</number:text>
    </number:percentage-style>
    <number:percentage-style style:name="N113">
      <number:number number:decimal-places="4" number:min-integer-digits="1"/>
      <number:text>%</number:text>
    </number:percentage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07:01:23.02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5:45.140000000</meta:creation-date>
    <dc:date>2015-11-30T07:34:02.450000000</dc:date>
    <meta:editing-duration>PT2H41M15S</meta:editing-duration>
    <meta:editing-cycles>12</meta:editing-cycles>
    <meta:generator>LibreOffice/4.4.3.2$Windows_x86 LibreOffice_project/88805f81e9fe61362df02b9941de8e38a9b5fd16</meta:generator>
    <meta:document-statistic meta:table-count="4" meta:cell-count="12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61cm" svg:height="13.994cm" xlink:href=".." xlink:type="simple" chart:class="chart:line" chart:style-name="ch1">
        <chart:legend svg:x="0cm" svg:y="0cm" style:legend-expansion="custom" chartooo:width="17.961cm" chartooo:height="0.606cm" style:legend-expansion-aspect-ratio="29.6386138613861" chart:style-name="ch2"/>
        <chart:plot-area chart:style-name="ch3" table:cell-range-address="'MAE X RED'.A24:'MAE X RED'.F32" chart:data-source-has-labels="both" svg:x="-0.007cm" svg:y="0.871cm" svg:width="17.562cm" svg:height="12.777cm">
          <chartooo:coordinate-region svg:x="1.795cm" svg:y="1.071cm" svg:width="15.607cm" svg:height="9.781cm"/>
          <chart:axis chart:dimension="x" chart:name="primary-x" chart:style-name="ch4" chartooo:axis-type="auto">
            <chartooo:date-scale/>
            <chart:categories table:cell-range-address="'MAE X RED'.A25:'MAE X RED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E X RED'.B25:'MAE X RED'.B32" chart:label-cell-address="'MAE X RED'.B24:'MAE X RED'.B24" chart:class="chart:line">
            <chart:data-point chart:repeated="8"/>
          </chart:series>
          <chart:series chart:style-name="ch8" chart:values-cell-range-address="'MAE X RED'.C25:'MAE X RED'.C32" chart:label-cell-address="'MAE X RED'.C24:'MAE X RED'.C24" chart:class="chart:line">
            <chart:data-point chart:repeated="8"/>
          </chart:series>
          <chart:series chart:style-name="ch9" chart:values-cell-range-address="'MAE X RED'.D25:'MAE X RED'.D32" chart:label-cell-address="'MAE X RED'.D24:'MAE X RED'.D24" chart:class="chart:line">
            <chart:data-point chart:repeated="8"/>
          </chart:series>
          <chart:series chart:style-name="ch10" chart:values-cell-range-address="'MAE X RED'.E25:'MAE X RED'.E32" chart:label-cell-address="'MAE X RED'.E24:'MAE X RED'.E24" chart:class="chart:line">
            <chart:data-point chart:repeated="8"/>
          </chart:series>
          <chart:series chart:style-name="ch11" chart:values-cell-range-address="'MAE X RED'.F25:'MAE X RED'.F32" chart:label-cell-address="'MAE X RED'.F24:'MAE X RED'.F2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ima de 800</text:p>
                <draw:g>
                  <svg:desc>'MAE X RED'.B24:'MAE X RED'.B24</svg:desc>
                </draw:g>
              </table:table-cell>
              <table:table-cell office:value-type="string">
                <text:p>De 600 a 800</text:p>
                <draw:g>
                  <svg:desc>'MAE X RED'.C24:'MAE X RED'.C24</svg:desc>
                </draw:g>
              </table:table-cell>
              <table:table-cell office:value-type="string">
                <text:p>De 400 à 600</text:p>
                <draw:g>
                  <svg:desc>'MAE X RED'.D24:'MAE X RED'.D24</svg:desc>
                </draw:g>
              </table:table-cell>
              <table:table-cell office:value-type="string">
                <text:p>De 200 à 400</text:p>
                <draw:g>
                  <svg:desc>'MAE X RED'.E24:'MAE X RED'.E24</svg:desc>
                </draw:g>
              </table:table-cell>
              <table:table-cell office:value-type="string">
                <text:p>De 0 à 200</text:p>
                <draw:g>
                  <svg:desc>'MAE X RED'.F24:'MAE X RED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_ESTUDOU</text:p>
                <draw:g>
                  <svg:desc>'MAE X RED'.A25:'MAE X RED'.A32</svg:desc>
                </draw:g>
              </table:table-cell>
              <table:table-cell office:value-type="float" office:value="0.00398635073508308">
                <text:p>0.00398635073508308</text:p>
                <draw:g>
                  <svg:desc>'MAE X RED'.B25:'MAE X RED'.B32</svg:desc>
                </draw:g>
              </table:table-cell>
              <table:table-cell office:value-type="float" office:value="0.0731575086902446">
                <text:p>0.0731575086902446</text:p>
                <draw:g>
                  <svg:desc>'MAE X RED'.C25:'MAE X RED'.C32</svg:desc>
                </draw:g>
              </table:table-cell>
              <table:table-cell office:value-type="float" office:value="0.452897279714258">
                <text:p>0.452897279714258</text:p>
                <draw:g>
                  <svg:desc>'MAE X RED'.D25:'MAE X RED'.D32</svg:desc>
                </draw:g>
              </table:table-cell>
              <table:table-cell office:value-type="float" office:value="0.371049526421533">
                <text:p>0.371049526421533</text:p>
                <draw:g>
                  <svg:desc>'MAE X RED'.E25:'MAE X RED'.E32</svg:desc>
                </draw:g>
              </table:table-cell>
              <table:table-cell office:value-type="float" office:value="0.0989093344388813">
                <text:p>0.0989093344388813</text:p>
                <draw:g>
                  <svg:desc>'MAE X RED'.F25:'MAE X RED'.F32</svg:desc>
                </draw:g>
              </table:table-cell>
            </table:table-row>
            <table:table-row>
              <table:table-cell office:value-type="string">
                <text:p>PRIMARIO</text:p>
              </table:table-cell>
              <table:table-cell office:value-type="float" office:value="0.00771311005212433">
                <text:p>0.00771311005212433</text:p>
              </table:table-cell>
              <table:table-cell office:value-type="float" office:value="0.114129692493748">
                <text:p>0.114129692493748</text:p>
              </table:table-cell>
              <table:table-cell office:value-type="float" office:value="0.520858424946175">
                <text:p>0.520858424946175</text:p>
              </table:table-cell>
              <table:table-cell office:value-type="float" office:value="0.299681393425728">
                <text:p>0.299681393425728</text:p>
              </table:table-cell>
              <table:table-cell office:value-type="float" office:value="0.0576173790822243">
                <text:p>0.0576173790822243</text:p>
              </table:table-cell>
            </table:table-row>
            <table:table-row>
              <table:table-cell office:value-type="string">
                <text:p>GINASIO</text:p>
              </table:table-cell>
              <table:table-cell office:value-type="float" office:value="0.0105852386254442">
                <text:p>0.0105852386254442</text:p>
              </table:table-cell>
              <table:table-cell office:value-type="float" office:value="0.137079348616344">
                <text:p>0.137079348616344</text:p>
              </table:table-cell>
              <table:table-cell office:value-type="float" office:value="0.541786780145306">
                <text:p>0.541786780145306</text:p>
              </table:table-cell>
              <table:table-cell office:value-type="float" office:value="0.267828907564734">
                <text:p>0.267828907564734</text:p>
              </table:table-cell>
              <table:table-cell office:value-type="float" office:value="0.0427197250481725">
                <text:p>0.0427197250481725</text:p>
              </table:table-cell>
            </table:table-row>
            <table:table-row>
              <table:table-cell office:value-type="string">
                <text:p>MEDIO_INC</text:p>
              </table:table-cell>
              <table:table-cell office:value-type="float" office:value="0.0170238371327747">
                <text:p>0.0170238371327747</text:p>
              </table:table-cell>
              <table:table-cell office:value-type="float" office:value="0.176249365366896">
                <text:p>0.176249365366896</text:p>
              </table:table-cell>
              <table:table-cell office:value-type="float" office:value="0.550936749800992">
                <text:p>0.550936749800992</text:p>
              </table:table-cell>
              <table:table-cell office:value-type="float" office:value="0.225321390739684">
                <text:p>0.225321390739684</text:p>
              </table:table-cell>
              <table:table-cell office:value-type="float" office:value="0.030468656959653">
                <text:p>0.030468656959653</text:p>
              </table:table-cell>
            </table:table-row>
            <table:table-row>
              <table:table-cell office:value-type="string">
                <text:p>MEDIO_COMP</text:p>
              </table:table-cell>
              <table:table-cell office:value-type="float" office:value="0.0251253000414087">
                <text:p>0.0251253000414087</text:p>
              </table:table-cell>
              <table:table-cell office:value-type="float" office:value="0.20846627938344">
                <text:p>0.20846627938344</text:p>
              </table:table-cell>
              <table:table-cell office:value-type="float" office:value="0.549792698663065">
                <text:p>0.549792698663065</text:p>
              </table:table-cell>
              <table:table-cell office:value-type="float" office:value="0.193251581177417">
                <text:p>0.193251581177417</text:p>
              </table:table-cell>
              <table:table-cell office:value-type="float" office:value="0.0233641407346698">
                <text:p>0.0233641407346698</text:p>
              </table:table-cell>
            </table:table-row>
            <table:table-row>
              <table:table-cell office:value-type="string">
                <text:p>SUPERIOR_INC</text:p>
              </table:table-cell>
              <table:table-cell office:value-type="float" office:value="0.0416027663544099">
                <text:p>0.0416027663544099</text:p>
              </table:table-cell>
              <table:table-cell office:value-type="float" office:value="0.257743741025466">
                <text:p>0.257743741025466</text:p>
              </table:table-cell>
              <table:table-cell office:value-type="float" office:value="0.529622068318795">
                <text:p>0.529622068318795</text:p>
              </table:table-cell>
              <table:table-cell office:value-type="float" office:value="0.154132437263732">
                <text:p>0.154132437263732</text:p>
              </table:table-cell>
              <table:table-cell office:value-type="float" office:value="0.0168989870375978">
                <text:p>0.0168989870375978</text:p>
              </table:table-cell>
            </table:table-row>
            <table:table-row>
              <table:table-cell office:value-type="string">
                <text:p>SUPERIOR_COMP</text:p>
              </table:table-cell>
              <table:table-cell office:value-type="float" office:value="0.0616548324363439">
                <text:p>0.0616548324363439</text:p>
              </table:table-cell>
              <table:table-cell office:value-type="float" office:value="0.301339453967105">
                <text:p>0.301339453967105</text:p>
              </table:table-cell>
              <table:table-cell office:value-type="float" office:value="0.497113050819351">
                <text:p>0.497113050819351</text:p>
              </table:table-cell>
              <table:table-cell office:value-type="float" office:value="0.126490585379826">
                <text:p>0.126490585379826</text:p>
              </table:table-cell>
              <table:table-cell office:value-type="float" office:value="0.0134020773973739">
                <text:p>0.0134020773973739</text:p>
              </table:table-cell>
            </table:table-row>
            <table:table-row>
              <table:table-cell office:value-type="string">
                <text:p>POS_GRADUCAO</text:p>
              </table:table-cell>
              <table:table-cell office:value-type="float" office:value="0.0766865998483955">
                <text:p>0.0766865998483955</text:p>
              </table:table-cell>
              <table:table-cell office:value-type="float" office:value="0.329330654185367">
                <text:p>0.329330654185367</text:p>
              </table:table-cell>
              <table:table-cell office:value-type="float" office:value="0.473619617138526">
                <text:p>0.473619617138526</text:p>
              </table:table-cell>
              <table:table-cell office:value-type="float" office:value="0.109004824872761">
                <text:p>0.109004824872761</text:p>
              </table:table-cell>
              <table:table-cell office:value-type="float" office:value="0.0113583039549518">
                <text:p>0.0113583039549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47cm" svg:height="13.807cm" xlink:href=".." xlink:type="simple" chart:class="chart:line" chart:style-name="ch1">
        <chart:legend svg:x="0cm" svg:y="0cm" style:legend-expansion="custom" chartooo:width="18.046cm" chartooo:height="0.598cm" style:legend-expansion-aspect-ratio="30.1772575250836" chart:style-name="ch2"/>
        <chart:plot-area chart:style-name="ch3" table:cell-range-address="'MAE X MED'.A24:'MAE X MED'.F32" chart:data-source-has-labels="both" svg:x="0.002cm" svg:y="0.83cm" svg:width="17.638cm" svg:height="12.675cm">
          <chartooo:coordinate-region svg:x="1.805cm" svg:y="1.029cm" svg:width="15.682cm" svg:height="9.68cm"/>
          <chart:axis chart:dimension="x" chart:name="primary-x" chart:style-name="ch4" chartooo:axis-type="auto">
            <chartooo:date-scale/>
            <chart:categories table:cell-range-address="'MAE X MED'.A25:'MAE X MED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E X MED'.B25:'MAE X MED'.B32" chart:label-cell-address="'MAE X MED'.B24:'MAE X MED'.B24" chart:class="chart:line">
            <chart:data-point chart:repeated="8"/>
          </chart:series>
          <chart:series chart:style-name="ch8" chart:values-cell-range-address="'MAE X MED'.C25:'MAE X MED'.C32" chart:label-cell-address="'MAE X MED'.C24:'MAE X MED'.C24" chart:class="chart:line">
            <chart:data-point chart:repeated="8"/>
          </chart:series>
          <chart:series chart:style-name="ch9" chart:values-cell-range-address="'MAE X MED'.D25:'MAE X MED'.D32" chart:label-cell-address="'MAE X MED'.D24:'MAE X MED'.D24" chart:class="chart:line">
            <chart:data-point chart:repeated="8"/>
          </chart:series>
          <chart:series chart:style-name="ch10" chart:values-cell-range-address="'MAE X MED'.E25:'MAE X MED'.E32" chart:label-cell-address="'MAE X MED'.E24:'MAE X MED'.E24" chart:class="chart:line">
            <chart:data-point chart:repeated="8"/>
          </chart:series>
          <chart:series chart:style-name="ch11" chart:values-cell-range-address="'MAE X MED'.F25:'MAE X MED'.F32" chart:label-cell-address="'MAE X MED'.F24:'MAE X MED'.F2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ima de 800</text:p>
                <draw:g>
                  <svg:desc>'MAE X MED'.B24:'MAE X MED'.B24</svg:desc>
                </draw:g>
              </table:table-cell>
              <table:table-cell office:value-type="string">
                <text:p>De 600 a 800</text:p>
                <draw:g>
                  <svg:desc>'MAE X MED'.C24:'MAE X MED'.C24</svg:desc>
                </draw:g>
              </table:table-cell>
              <table:table-cell office:value-type="string">
                <text:p>De 400 à 600</text:p>
                <draw:g>
                  <svg:desc>'MAE X MED'.D24:'MAE X MED'.D24</svg:desc>
                </draw:g>
              </table:table-cell>
              <table:table-cell office:value-type="string">
                <text:p>De 200 à 400</text:p>
                <draw:g>
                  <svg:desc>'MAE X MED'.E24:'MAE X MED'.E24</svg:desc>
                </draw:g>
              </table:table-cell>
              <table:table-cell office:value-type="string">
                <text:p>De 0 à 200</text:p>
                <draw:g>
                  <svg:desc>'MAE X MED'.F24:'MAE X MED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_ESTUDOU</text:p>
                <draw:g>
                  <svg:desc>'MAE X MED'.A25:'MAE X MED'.A32</svg:desc>
                </draw:g>
              </table:table-cell>
              <table:table-cell office:value-type="float" office:value="0">
                <text:p>0</text:p>
                <draw:g>
                  <svg:desc>'MAE X MED'.B25:'MAE X MED'.B32</svg:desc>
                </draw:g>
              </table:table-cell>
              <table:table-cell office:value-type="float" office:value="0.0092323883024524">
                <text:p>0.0092323883024524</text:p>
                <draw:g>
                  <svg:desc>'MAE X MED'.C25:'MAE X MED'.C32</svg:desc>
                </draw:g>
              </table:table-cell>
              <table:table-cell office:value-type="float" office:value="0.721832445705903">
                <text:p>0.721832445705903</text:p>
                <draw:g>
                  <svg:desc>'MAE X MED'.D25:'MAE X MED'.D32</svg:desc>
                </draw:g>
              </table:table-cell>
              <table:table-cell office:value-type="float" office:value="0.268935165991645">
                <text:p>0.268935165991645</text:p>
                <draw:g>
                  <svg:desc>'MAE X MED'.E25:'MAE X MED'.E32</svg:desc>
                </draw:g>
              </table:table-cell>
              <table:table-cell office:value-type="float" office:value="0">
                <text:p>0</text:p>
                <draw:g>
                  <svg:desc>'MAE X MED'.F25:'MAE X MED'.F32</svg:desc>
                </draw:g>
              </table:table-cell>
            </table:table-row>
            <table:table-row>
              <table:table-cell office:value-type="string">
                <text:p>PRIMARIO</text:p>
              </table:table-cell>
              <table:table-cell office:value-type="float" office:value="0">
                <text:p>0</text:p>
              </table:table-cell>
              <table:table-cell office:value-type="float" office:value="0.0242543290016415">
                <text:p>0.0242543290016415</text:p>
              </table:table-cell>
              <table:table-cell office:value-type="float" office:value="0.805952951518658">
                <text:p>0.805952951518658</text:p>
              </table:table-cell>
              <table:table-cell office:value-type="float" office:value="0.1697927194797">
                <text:p>0.1697927194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INASIO</text:p>
              </table:table-cell>
              <table:table-cell office:value-type="float" office:value="0.0000127104210199859">
                <text:p>0.0000127104210199859</text:p>
              </table:table-cell>
              <table:table-cell office:value-type="float" office:value="0.0367839584318391">
                <text:p>0.0367839584318391</text:p>
              </table:table-cell>
              <table:table-cell office:value-type="float" office:value="0.835735602906111">
                <text:p>0.835735602906111</text:p>
              </table:table-cell>
              <table:table-cell office:value-type="float" office:value="0.12746772824103">
                <text:p>0.1274677282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O_INC</text:p>
              </table:table-cell>
              <table:table-cell office:value-type="float" office:value="0.0000313399063563598">
                <text:p>0.0000313399063563598</text:p>
              </table:table-cell>
              <table:table-cell office:value-type="float" office:value="0.0646166189255427">
                <text:p>0.0646166189255427</text:p>
              </table:table-cell>
              <table:table-cell office:value-type="float" office:value="0.846221347490614">
                <text:p>0.846221347490614</text:p>
              </table:table-cell>
              <table:table-cell office:value-type="float" office:value="0.0891306936774873">
                <text:p>0.0891306936774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O_COMP</text:p>
              </table:table-cell>
              <table:table-cell office:value-type="float" office:value="0.0000687281680678622">
                <text:p>0.0000687281680678622</text:p>
              </table:table-cell>
              <table:table-cell office:value-type="float" office:value="0.100666147768998">
                <text:p>0.100666147768998</text:p>
              </table:table-cell>
              <table:table-cell office:value-type="float" office:value="0.832040384671557">
                <text:p>0.832040384671557</text:p>
              </table:table-cell>
              <table:table-cell office:value-type="float" office:value="0.0672247393913777">
                <text:p>0.0672247393913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IOR_INC</text:p>
              </table:table-cell>
              <table:table-cell office:value-type="float" office:value="0.000244205014994188">
                <text:p>0.000244205014994188</text:p>
              </table:table-cell>
              <table:table-cell office:value-type="float" office:value="0.177449132095377">
                <text:p>0.177449132095377</text:p>
              </table:table-cell>
              <table:table-cell office:value-type="float" office:value="0.779199593642855">
                <text:p>0.779199593642855</text:p>
              </table:table-cell>
              <table:table-cell office:value-type="float" office:value="0.043107069246774">
                <text:p>0.043107069246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IOR_COMP</text:p>
              </table:table-cell>
              <table:table-cell office:value-type="float" office:value="0.000569098337177574">
                <text:p>0.000569098337177574</text:p>
              </table:table-cell>
              <table:table-cell office:value-type="float" office:value="0.266266413399062">
                <text:p>0.266266413399062</text:p>
              </table:table-cell>
              <table:table-cell office:value-type="float" office:value="0.699534922286042">
                <text:p>0.699534922286042</text:p>
              </table:table-cell>
              <table:table-cell office:value-type="float" office:value="0.0336295659777185">
                <text:p>0.0336295659777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S_GRADUCAO</text:p>
              </table:table-cell>
              <table:table-cell office:value-type="float" office:value="0.00093248787765759">
                <text:p>0.00093248787765759</text:p>
              </table:table-cell>
              <table:table-cell office:value-type="float" office:value="0.317364729097231">
                <text:p>0.317364729097231</text:p>
              </table:table-cell>
              <table:table-cell office:value-type="float" office:value="0.655641250857287">
                <text:p>0.655641250857287</text:p>
              </table:table-cell>
              <table:table-cell office:value-type="float" office:value="0.0260615321678237">
                <text:p>0.02606153216782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47cm" svg:height="13.807cm" xlink:href=".." xlink:type="simple" chart:class="chart:line" chart:style-name="ch1">
        <chart:legend svg:x="0cm" svg:y="0cm" style:legend-expansion="custom" chartooo:width="18.046cm" chartooo:height="0.598cm" style:legend-expansion-aspect-ratio="30.1772575250836" chart:style-name="ch2"/>
        <chart:plot-area chart:style-name="ch3" table:cell-range-address="'PAI X RED'.A24:'PAI X RED'.F32" chart:data-source-has-labels="both" svg:x="0.002cm" svg:y="0.829cm" svg:width="17.638cm" svg:height="12.676cm">
          <chartooo:coordinate-region svg:x="1.805cm" svg:y="1.029cm" svg:width="15.682cm" svg:height="9.68cm"/>
          <chart:axis chart:dimension="x" chart:name="primary-x" chart:style-name="ch4" chartooo:axis-type="auto">
            <chartooo:date-scale/>
            <chart:categories table:cell-range-address="'PAI X RED'.A25:'PAI X RED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I X RED'.B25:'PAI X RED'.B32" chart:label-cell-address="'PAI X RED'.B24:'PAI X RED'.B24" chart:class="chart:line">
            <chart:data-point chart:repeated="8"/>
          </chart:series>
          <chart:series chart:style-name="ch8" chart:values-cell-range-address="'PAI X RED'.C25:'PAI X RED'.C32" chart:label-cell-address="'PAI X RED'.C24:'PAI X RED'.C24" chart:class="chart:line">
            <chart:data-point chart:repeated="8"/>
          </chart:series>
          <chart:series chart:style-name="ch9" chart:values-cell-range-address="'PAI X RED'.D25:'PAI X RED'.D32" chart:label-cell-address="'PAI X RED'.D24:'PAI X RED'.D24" chart:class="chart:line">
            <chart:data-point chart:repeated="8"/>
          </chart:series>
          <chart:series chart:style-name="ch10" chart:values-cell-range-address="'PAI X RED'.E25:'PAI X RED'.E32" chart:label-cell-address="'PAI X RED'.E24:'PAI X RED'.E24" chart:class="chart:line">
            <chart:data-point chart:repeated="8"/>
          </chart:series>
          <chart:series chart:style-name="ch11" chart:values-cell-range-address="'PAI X RED'.F25:'PAI X RED'.F32" chart:label-cell-address="'PAI X RED'.F24:'PAI X RED'.F2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ima de 800</text:p>
                <draw:g>
                  <svg:desc>'PAI X RED'.B24:'PAI X RED'.B24</svg:desc>
                </draw:g>
              </table:table-cell>
              <table:table-cell office:value-type="string">
                <text:p>De 600 a 800</text:p>
                <draw:g>
                  <svg:desc>'PAI X RED'.C24:'PAI X RED'.C24</svg:desc>
                </draw:g>
              </table:table-cell>
              <table:table-cell office:value-type="string">
                <text:p>De 400 à 600</text:p>
                <draw:g>
                  <svg:desc>'PAI X RED'.D24:'PAI X RED'.D24</svg:desc>
                </draw:g>
              </table:table-cell>
              <table:table-cell office:value-type="string">
                <text:p>De 200 à 400</text:p>
                <draw:g>
                  <svg:desc>'PAI X RED'.E24:'PAI X RED'.E24</svg:desc>
                </draw:g>
              </table:table-cell>
              <table:table-cell office:value-type="string">
                <text:p>De 0 à 200</text:p>
                <draw:g>
                  <svg:desc>'PAI X RED'.F24:'PAI X RED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_ESTUDOU</text:p>
                <draw:g>
                  <svg:desc>'PAI X RED'.A25:'PAI X RED'.A32</svg:desc>
                </draw:g>
              </table:table-cell>
              <table:table-cell office:value-type="float" office:value="0.00438605480518948">
                <text:p>0.00438605480518948</text:p>
                <draw:g>
                  <svg:desc>'PAI X RED'.B25:'PAI X RED'.B32</svg:desc>
                </draw:g>
              </table:table-cell>
              <table:table-cell office:value-type="float" office:value="0.0804246684839417">
                <text:p>0.0804246684839417</text:p>
                <draw:g>
                  <svg:desc>'PAI X RED'.C25:'PAI X RED'.C32</svg:desc>
                </draw:g>
              </table:table-cell>
              <table:table-cell office:value-type="float" office:value="0.468477793035601">
                <text:p>0.468477793035601</text:p>
                <draw:g>
                  <svg:desc>'PAI X RED'.D25:'PAI X RED'.D32</svg:desc>
                </draw:g>
              </table:table-cell>
              <table:table-cell office:value-type="float" office:value="0.357463466622943">
                <text:p>0.357463466622943</text:p>
                <draw:g>
                  <svg:desc>'PAI X RED'.E25:'PAI X RED'.E32</svg:desc>
                </draw:g>
              </table:table-cell>
              <table:table-cell office:value-type="float" office:value="0.0892480170523252">
                <text:p>0.0892480170523252</text:p>
                <draw:g>
                  <svg:desc>'PAI X RED'.F25:'PAI X RED'.F32</svg:desc>
                </draw:g>
              </table:table-cell>
            </table:table-row>
            <table:table-row>
              <table:table-cell office:value-type="string">
                <text:p>PRIMARIO</text:p>
              </table:table-cell>
              <table:table-cell office:value-type="float" office:value="0.00925297783387237">
                <text:p>0.00925297783387237</text:p>
              </table:table-cell>
              <table:table-cell office:value-type="float" office:value="0.123595882306539">
                <text:p>0.123595882306539</text:p>
              </table:table-cell>
              <table:table-cell office:value-type="float" office:value="0.52636664826063">
                <text:p>0.52636664826063</text:p>
              </table:table-cell>
              <table:table-cell office:value-type="float" office:value="0.288510688648734">
                <text:p>0.288510688648734</text:p>
              </table:table-cell>
              <table:table-cell office:value-type="float" office:value="0.0522738029502248">
                <text:p>0.0522738029502248</text:p>
              </table:table-cell>
            </table:table-row>
            <table:table-row>
              <table:table-cell office:value-type="string">
                <text:p>GINASIO</text:p>
              </table:table-cell>
              <table:table-cell office:value-type="float" office:value="0.0136249523534128">
                <text:p>0.0136249523534128</text:p>
              </table:table-cell>
              <table:table-cell office:value-type="float" office:value="0.154027943901894">
                <text:p>0.154027943901894</text:p>
              </table:table-cell>
              <table:table-cell office:value-type="float" office:value="0.54591290861056">
                <text:p>0.54591290861056</text:p>
              </table:table-cell>
              <table:table-cell office:value-type="float" office:value="0.250041403241282">
                <text:p>0.250041403241282</text:p>
              </table:table-cell>
              <table:table-cell office:value-type="float" office:value="0.036392791892851">
                <text:p>0.036392791892851</text:p>
              </table:table-cell>
            </table:table-row>
            <table:table-row>
              <table:table-cell office:value-type="string">
                <text:p>MEDIO_INC</text:p>
              </table:table-cell>
              <table:table-cell office:value-type="float" office:value="0.02190564160864">
                <text:p>0.02190564160864</text:p>
              </table:table-cell>
              <table:table-cell office:value-type="float" office:value="0.193484439391786">
                <text:p>0.193484439391786</text:p>
              </table:table-cell>
              <table:table-cell office:value-type="float" office:value="0.549822367486145">
                <text:p>0.549822367486145</text:p>
              </table:table-cell>
              <table:table-cell office:value-type="float" office:value="0.208576097768936">
                <text:p>0.208576097768936</text:p>
              </table:table-cell>
              <table:table-cell office:value-type="float" office:value="0.0262114537444934">
                <text:p>0.0262114537444934</text:p>
              </table:table-cell>
            </table:table-row>
            <table:table-row>
              <table:table-cell office:value-type="string">
                <text:p>MEDIO_COMP</text:p>
              </table:table-cell>
              <table:table-cell office:value-type="float" office:value="0.0288335302612577">
                <text:p>0.0288335302612577</text:p>
              </table:table-cell>
              <table:table-cell office:value-type="float" office:value="0.225314264145989">
                <text:p>0.225314264145989</text:p>
              </table:table-cell>
              <table:table-cell office:value-type="float" office:value="0.550214569384272">
                <text:p>0.550214569384272</text:p>
              </table:table-cell>
              <table:table-cell office:value-type="float" office:value="0.176020743074701">
                <text:p>0.176020743074701</text:p>
              </table:table-cell>
              <table:table-cell office:value-type="float" office:value="0.0196168931337797">
                <text:p>0.0196168931337797</text:p>
              </table:table-cell>
            </table:table-row>
            <table:table-row>
              <table:table-cell office:value-type="string">
                <text:p>SUPERIOR_INC</text:p>
              </table:table-cell>
              <table:table-cell office:value-type="float" office:value="0.0511255466198987">
                <text:p>0.0511255466198987</text:p>
              </table:table-cell>
              <table:table-cell office:value-type="float" office:value="0.289919117562219">
                <text:p>0.289919117562219</text:p>
              </table:table-cell>
              <table:table-cell office:value-type="float" office:value="0.516597630063806">
                <text:p>0.516597630063806</text:p>
              </table:table-cell>
              <table:table-cell office:value-type="float" office:value="0.129250366336291">
                <text:p>0.129250366336291</text:p>
              </table:table-cell>
              <table:table-cell office:value-type="float" office:value="0.0131073394177849">
                <text:p>0.0131073394177849</text:p>
              </table:table-cell>
            </table:table-row>
            <table:table-row>
              <table:table-cell office:value-type="string">
                <text:p>SUPERIOR_COMP</text:p>
              </table:table-cell>
              <table:table-cell office:value-type="float" office:value="0.0709344191219439">
                <text:p>0.0709344191219439</text:p>
              </table:table-cell>
              <table:table-cell office:value-type="float" office:value="0.327004279062753">
                <text:p>0.327004279062753</text:p>
              </table:table-cell>
              <table:table-cell office:value-type="float" office:value="0.485640634130709">
                <text:p>0.485640634130709</text:p>
              </table:table-cell>
              <table:table-cell office:value-type="float" office:value="0.105539218458406">
                <text:p>0.105539218458406</text:p>
              </table:table-cell>
              <table:table-cell office:value-type="float" office:value="0.0108814492261871">
                <text:p>0.0108814492261871</text:p>
              </table:table-cell>
            </table:table-row>
            <table:table-row>
              <table:table-cell office:value-type="string">
                <text:p>POS_GRADUCAO</text:p>
              </table:table-cell>
              <table:table-cell office:value-type="float" office:value="0.100494574139658">
                <text:p>0.100494574139658</text:p>
              </table:table-cell>
              <table:table-cell office:value-type="float" office:value="0.375742119337952">
                <text:p>0.375742119337952</text:p>
              </table:table-cell>
              <table:table-cell office:value-type="float" office:value="0.4356485735821">
                <text:p>0.4356485735821</text:p>
              </table:table-cell>
              <table:table-cell office:value-type="float" office:value="0.0796481192760013">
                <text:p>0.0796481192760013</text:p>
              </table:table-cell>
              <table:table-cell office:value-type="float" office:value="0.00846661366428844">
                <text:p>0.008466613664288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47cm" svg:height="13.807cm" xlink:href=".." xlink:type="simple" chart:class="chart:line" chart:style-name="ch1">
        <chart:legend svg:x="0cm" svg:y="0cm" style:legend-expansion="custom" chartooo:width="18.046cm" chartooo:height="0.598cm" style:legend-expansion-aspect-ratio="30.1772575250836" chart:style-name="ch2"/>
        <chart:plot-area chart:style-name="ch3" table:cell-range-address="'PAI X MED'.A24:'PAI X MED'.F32" chart:data-source-has-labels="both" svg:x="0.002cm" svg:y="0.858cm" svg:width="17.638cm" svg:height="12.646cm">
          <chartooo:coordinate-region svg:x="1.805cm" svg:y="1.057cm" svg:width="15.682cm" svg:height="9.651cm"/>
          <chart:axis chart:dimension="x" chart:name="primary-x" chart:style-name="ch4" chartooo:axis-type="auto">
            <chartooo:date-scale/>
            <chart:categories table:cell-range-address="'PAI X MED'.A25:'PAI X MED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I X MED'.B25:'PAI X MED'.B32" chart:label-cell-address="'PAI X MED'.B24:'PAI X MED'.B24" chart:class="chart:line">
            <chart:data-point chart:repeated="8"/>
          </chart:series>
          <chart:series chart:style-name="ch8" chart:values-cell-range-address="'PAI X MED'.C25:'PAI X MED'.C32" chart:label-cell-address="'PAI X MED'.C24:'PAI X MED'.C24" chart:class="chart:line">
            <chart:data-point chart:repeated="8"/>
          </chart:series>
          <chart:series chart:style-name="ch9" chart:values-cell-range-address="'PAI X MED'.D25:'PAI X MED'.D32" chart:label-cell-address="'PAI X MED'.D24:'PAI X MED'.D24" chart:class="chart:line">
            <chart:data-point chart:repeated="8"/>
          </chart:series>
          <chart:series chart:style-name="ch10" chart:values-cell-range-address="'PAI X MED'.E25:'PAI X MED'.E32" chart:label-cell-address="'PAI X MED'.E24:'PAI X MED'.E24" chart:class="chart:line">
            <chart:data-point chart:repeated="8"/>
          </chart:series>
          <chart:series chart:style-name="ch11" chart:values-cell-range-address="'PAI X MED'.F25:'PAI X MED'.F32" chart:label-cell-address="'PAI X MED'.F24:'PAI X MED'.F2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ima de 800</text:p>
                <draw:g>
                  <svg:desc>'PAI X MED'.B24:'PAI X MED'.B24</svg:desc>
                </draw:g>
              </table:table-cell>
              <table:table-cell office:value-type="string">
                <text:p>De 600 a 800</text:p>
                <draw:g>
                  <svg:desc>'PAI X MED'.C24:'PAI X MED'.C24</svg:desc>
                </draw:g>
              </table:table-cell>
              <table:table-cell office:value-type="string">
                <text:p>De 400 à 600</text:p>
                <draw:g>
                  <svg:desc>'PAI X MED'.D24:'PAI X MED'.D24</svg:desc>
                </draw:g>
              </table:table-cell>
              <table:table-cell office:value-type="string">
                <text:p>De 200 à 400</text:p>
                <draw:g>
                  <svg:desc>'PAI X MED'.E24:'PAI X MED'.E24</svg:desc>
                </draw:g>
              </table:table-cell>
              <table:table-cell office:value-type="string">
                <text:p>De 0 à 200</text:p>
                <draw:g>
                  <svg:desc>'PAI X MED'.F24:'PAI X MED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_ESTUDOU</text:p>
                <draw:g>
                  <svg:desc>'PAI X MED'.A25:'PAI X MED'.A32</svg:desc>
                </draw:g>
              </table:table-cell>
              <table:table-cell office:value-type="float" office:value="0">
                <text:p>0</text:p>
                <draw:g>
                  <svg:desc>'PAI X MED'.B25:'PAI X MED'.B32</svg:desc>
                </draw:g>
              </table:table-cell>
              <table:table-cell office:value-type="float" office:value="0.0122461109630875">
                <text:p>0.0122461109630875</text:p>
                <draw:g>
                  <svg:desc>'PAI X MED'.C25:'PAI X MED'.C32</svg:desc>
                </draw:g>
              </table:table-cell>
              <table:table-cell office:value-type="float" office:value="0.738045951097539">
                <text:p>0.738045951097539</text:p>
                <draw:g>
                  <svg:desc>'PAI X MED'.D25:'PAI X MED'.D32</svg:desc>
                </draw:g>
              </table:table-cell>
              <table:table-cell office:value-type="float" office:value="0.249707937939374">
                <text:p>0.249707937939374</text:p>
                <draw:g>
                  <svg:desc>'PAI X MED'.E25:'PAI X MED'.E32</svg:desc>
                </draw:g>
              </table:table-cell>
              <table:table-cell office:value-type="float" office:value="0">
                <text:p>0</text:p>
                <draw:g>
                  <svg:desc>'PAI X MED'.F25:'PAI X MED'.F32</svg:desc>
                </draw:g>
              </table:table-cell>
            </table:table-row>
            <table:table-row>
              <table:table-cell office:value-type="string">
                <text:p>PRIMARIO</text:p>
              </table:table-cell>
              <table:table-cell office:value-type="float" office:value="0.00000986037706081881">
                <text:p>0.00000986037706081881</text:p>
              </table:table-cell>
              <table:table-cell office:value-type="float" office:value="0.0303403802161395">
                <text:p>0.0303403802161395</text:p>
              </table:table-cell>
              <table:table-cell office:value-type="float" office:value="0.81420880334464">
                <text:p>0.81420880334464</text:p>
              </table:table-cell>
              <table:table-cell office:value-type="float" office:value="0.15544095606216">
                <text:p>0.15544095606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INASIO</text:p>
              </table:table-cell>
              <table:table-cell office:value-type="float" office:value="0.0000184014405699189">
                <text:p>0.0000184014405699189</text:p>
              </table:table-cell>
              <table:table-cell office:value-type="float" office:value="0.0483642433721954">
                <text:p>0.0483642433721954</text:p>
              </table:table-cell>
              <table:table-cell office:value-type="float" office:value="0.842717629894455">
                <text:p>0.842717629894455</text:p>
              </table:table-cell>
              <table:table-cell office:value-type="float" office:value="0.10889972529278">
                <text:p>0.10889972529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O_INC</text:p>
              </table:table-cell>
              <table:table-cell office:value-type="float" office:value="0.0000284212022168538">
                <text:p>0.0000284212022168538</text:p>
              </table:table-cell>
              <table:table-cell office:value-type="float" office:value="0.0838638624413813">
                <text:p>0.0838638624413813</text:p>
              </table:table-cell>
              <table:table-cell office:value-type="float" office:value="0.84060679266733">
                <text:p>0.84060679266733</text:p>
              </table:table-cell>
              <table:table-cell office:value-type="float" office:value="0.075500923689072">
                <text:p>0.075500923689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DIO_COMP</text:p>
              </table:table-cell>
              <table:table-cell office:value-type="float" office:value="0.0000779506367336222">
                <text:p>0.0000779506367336222</text:p>
              </table:table-cell>
              <table:table-cell office:value-type="float" office:value="0.117420326243928">
                <text:p>0.117420326243928</text:p>
              </table:table-cell>
              <table:table-cell office:value-type="float" office:value="0.827271645661021">
                <text:p>0.827271645661021</text:p>
              </table:table-cell>
              <table:table-cell office:value-type="float" office:value="0.0552300774583169">
                <text:p>0.0552300774583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IOR_INC</text:p>
              </table:table-cell>
              <table:table-cell office:value-type="float" office:value="0.000299991923294373">
                <text:p>0.000299991923294373</text:p>
              </table:table-cell>
              <table:table-cell office:value-type="float" office:value="0.226828508463234">
                <text:p>0.226828508463234</text:p>
              </table:table-cell>
              <table:table-cell office:value-type="float" office:value="0.743483829281519">
                <text:p>0.743483829281519</text:p>
              </table:table-cell>
              <table:table-cell office:value-type="float" office:value="0.0293876703319526">
                <text:p>0.0293876703319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ERIOR_COMP</text:p>
              </table:table-cell>
              <table:table-cell office:value-type="float" office:value="0.000768157740956474">
                <text:p>0.000768157740956474</text:p>
              </table:table-cell>
              <table:table-cell office:value-type="float" office:value="0.306928500065977">
                <text:p>0.306928500065977</text:p>
              </table:table-cell>
              <table:table-cell office:value-type="float" office:value="0.669107805990688">
                <text:p>0.669107805990688</text:p>
              </table:table-cell>
              <table:table-cell office:value-type="float" office:value="0.0231955362023789">
                <text:p>0.0231955362023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S_GRADUCAO</text:p>
              </table:table-cell>
              <table:table-cell office:value-type="float" office:value="0.00142486912886805">
                <text:p>0.00142486912886805</text:p>
              </table:table-cell>
              <table:table-cell office:value-type="float" office:value="0.422855726838133">
                <text:p>0.422855726838133</text:p>
              </table:table-cell>
              <table:table-cell office:value-type="float" office:value="0.561615264684928">
                <text:p>0.561615264684928</text:p>
              </table:table-cell>
              <table:table-cell office:value-type="float" office:value="0.0141041393480707">
                <text:p>0.01410413934807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